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0.022cm" svg:y="1.116cm">
            <draw:object draw:notify-on-update-of-ranges="Sheet1.C2:Sheet1.C2 Sheet1.C3:Sheet1.C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34cm" svg:height="3.675cm" svg:x="29.072cm" svg:y="186.834cm">
            <draw:object draw:notify-on-update-of-ranges="Sheet1.I385:Sheet1.I391 Sheet1.P407:Sheet1.P407 Sheet1.J385:Sheet1.J3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.528cm" svg:y="182.92cm">
            <draw:object draw:notify-on-update-of-ranges="Sheet1.E384:Sheet1.E389 Sheet1.P398:Sheet1.P398 Sheet1.F384:Sheet1.F389 Sheet1.I385:Sheet1.I392 Sheet1.P407:Sheet1.P407 Sheet1.J385:Sheet1.J392 Sheet1.T407:Sheet1.T412 Sheet1.T405:Sheet1.T405 Sheet1.U407:Sheet1.U4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499cm" svg:height="3.656cm" svg:x="4.759cm" svg:y="193.701cm">
            <draw:object draw:notify-on-update-of-ranges="Sheet1.E384:Sheet1.E388 Sheet1.F390:Sheet1.F390 Sheet1.G384:Sheet1.G3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8cm" svg:height="8.971cm" svg:x="18.765cm" svg:y="183.067cm">
            <draw:object draw:notify-on-update-of-ranges="Sheet1.E384:Sheet1.E389 Sheet1.F391:Sheet1.F391 Sheet1.H384:Sheet1.H389 Sheet1.I385:Sheet1.I391 Sheet1.P407:Sheet1.P407 Sheet1.L385:Sheet1.L391 Sheet1.T407:Sheet1.T412 Sheet1.T405:Sheet1.T405 Sheet1.W407:Sheet1.W4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15cm" svg:height="3.43cm" svg:x="11.59cm" svg:y="194.017cm">
            <draw:object draw:notify-on-update-of-ranges="Sheet1.I385:Sheet1.I391 Sheet1.S389:Sheet1.S389 Sheet1.K385:Sheet1.K3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5cm" svg:height="8.98cm" svg:x="18.765cm" svg:y="201.532cm">
            <draw:object draw:notify-on-update-of-ranges="Sheet1.I385:Sheet1.I391 Sheet1.S390:Sheet1.S390 Sheet1.L385:Sheet1.L3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42.023cm" svg:y="265.005cm">
            <draw:object draw:notify-on-update-of-ranges="Sheet1.Z382:Sheet1.Z580 Sheet1.AA382:Sheet1.AA58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92cm" svg:height="3.595cm" svg:x="36.634cm" svg:y="186.912cm">
            <draw:object draw:notify-on-update-of-ranges="Sheet1.T407:Sheet1.T412 Sheet1.T405:Sheet1.T405 Sheet1.U407:Sheet1.U4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8cm" svg:height="8.997cm" svg:x="35.254cm" svg:y="201.168cm">
            <draw:object draw:notify-on-update-of-ranges="Sheet1.T407:Sheet1.T412 Sheet1.W407:Sheet1.W4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09cm" svg:height="9.008cm" svg:x="0cm" svg:y="216.552cm">
            <draw:object draw:notify-on-update-of-ranges="Sheet1.H482:Sheet1.H484 Sheet1.I479:Sheet1.I479 Sheet1.I482:Sheet1.I484 Sheet1.H502:Sheet1.H504 Sheet1.I500:Sheet1.I500 Sheet1.I502:Sheet1.I504 Sheet1.H494:Sheet1.H497 Sheet1.I492:Sheet1.I492 Sheet1.I494:Sheet1.I49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9cm" svg:height="9.008cm" svg:x="0.046cm" svg:y="225.583cm">
            <draw:object draw:notify-on-update-of-ranges="Sheet1.H482:Sheet1.H484 Sheet1.I479:Sheet1.I479 Sheet1.K482:Sheet1.K484 Sheet1.H502:Sheet1.H504 Sheet1.I500:Sheet1.I500 Sheet1.K502:Sheet1.K504 Sheet1.H494:Sheet1.H497 Sheet1.I492:Sheet1.I492 Sheet1.K494:Sheet1.K49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3" table:default-cell-style-name="Default"/>
        <table:table-row table:style-name="ro1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office:value-type="string" calcext:value-type="string">
            <text:p>STEP_COUNT</text:p>
          </table:table-cell>
          <table:table-cell office:value-type="string" calcext:value-type="string">
            <text:p>CLIFT</text:p>
          </table:table-cell>
          <table:table-cell office:value-type="string" calcext:value-type="string">
            <text:p>CDRAG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00383982" calcext:value-type="float">
            <text:p>0.100383982</text:p>
          </table:table-cell>
          <table:table-cell office:value-type="float" office:value="0.0424" calcext:value-type="float">
            <text:p>0.04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00579256" calcext:value-type="float">
            <text:p>0.200579256</text:p>
          </table:table-cell>
          <table:table-cell office:value-type="float" office:value="0.0675" calcext:value-type="float">
            <text:p>0.06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279806763" calcext:value-type="float">
            <text:p>0.279806763</text:p>
          </table:table-cell>
          <table:table-cell office:value-type="float" office:value="0.0891" calcext:value-type="float">
            <text:p>0.08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30470234" calcext:value-type="float">
            <text:p>0.330470234</text:p>
          </table:table-cell>
          <table:table-cell office:value-type="float" office:value="0.105442755" calcext:value-type="float">
            <text:p>0.1054427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361643344" calcext:value-type="float">
            <text:p>0.361643344</text:p>
          </table:table-cell>
          <table:table-cell office:value-type="float" office:value="0.117747158" calcext:value-type="float">
            <text:p>0.1177471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382243335" calcext:value-type="float">
            <text:p>0.382243335</text:p>
          </table:table-cell>
          <table:table-cell office:value-type="float" office:value="0.126984149" calcext:value-type="float">
            <text:p>0.1269841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395386368" calcext:value-type="float">
            <text:p>0.395386368</text:p>
          </table:table-cell>
          <table:table-cell office:value-type="float" office:value="0.13288264" calcext:value-type="float">
            <text:p>0.132882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95292848" calcext:value-type="float">
            <text:p>0.395292848</text:p>
          </table:table-cell>
          <table:table-cell office:value-type="float" office:value="0.133288443" calcext:value-type="float">
            <text:p>0.1332884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385461897" calcext:value-type="float">
            <text:p>0.385461897</text:p>
          </table:table-cell>
          <table:table-cell office:value-type="float" office:value="0.129304305" calcext:value-type="float">
            <text:p>0.1293043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372992396" calcext:value-type="float">
            <text:p>0.372992396</text:p>
          </table:table-cell>
          <table:table-cell office:value-type="float" office:value="0.123429671" calcext:value-type="float">
            <text:p>0.1234296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0.363217443" calcext:value-type="float">
            <text:p>0.363217443</text:p>
          </table:table-cell>
          <table:table-cell office:value-type="float" office:value="0.119001999" calcext:value-type="float">
            <text:p>0.119001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355545431" calcext:value-type="float">
            <text:p>0.355545431</text:p>
          </table:table-cell>
          <table:table-cell office:value-type="float" office:value="0.11730817" calcext:value-type="float">
            <text:p>0.117308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348649114" calcext:value-type="float">
            <text:p>0.348649114</text:p>
          </table:table-cell>
          <table:table-cell office:value-type="float" office:value="0.117178597" calcext:value-type="float">
            <text:p>0.1171785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34389931" calcext:value-type="float">
            <text:p>0.34389931</text:p>
          </table:table-cell>
          <table:table-cell office:value-type="float" office:value="0.11613775" calcext:value-type="float">
            <text:p>0.116137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333685786" calcext:value-type="float">
            <text:p>0.333685786</text:p>
          </table:table-cell>
          <table:table-cell office:value-type="float" office:value="0.111215457" calcext:value-type="float">
            <text:p>0.1112154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320611894" calcext:value-type="float">
            <text:p>0.320611894</text:p>
          </table:table-cell>
          <table:table-cell office:value-type="float" office:value="0.104272909" calcext:value-type="float">
            <text:p>0.1042729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0.311103255" calcext:value-type="float">
            <text:p>0.31110325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06615174" calcext:value-type="float">
            <text:p>0.306615174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.303762972" calcext:value-type="float">
            <text:p>0.303762972</text:p>
          </table:table-cell>
          <table:table-cell office:value-type="float" office:value="0.0927" calcext:value-type="float">
            <text:p>0.0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296627641" calcext:value-type="float">
            <text:p>0.296627641</text:p>
          </table:table-cell>
          <table:table-cell office:value-type="float" office:value="0.0904" calcext:value-type="float">
            <text:p>0.09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0.285551459" calcext:value-type="float">
            <text:p>0.285551459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276942581" calcext:value-type="float">
            <text:p>0.276942581</text:p>
          </table:table-cell>
          <table:table-cell office:value-type="float" office:value="0.0835" calcext:value-type="float">
            <text:p>0.08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0.273752779" calcext:value-type="float">
            <text:p>0.273752779</text:p>
          </table:table-cell>
          <table:table-cell office:value-type="float" office:value="0.0814" calcext:value-type="float">
            <text:p>0.08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273082316" calcext:value-type="float">
            <text:p>0.273082316</text:p>
          </table:table-cell>
          <table:table-cell office:value-type="float" office:value="0.0802" calcext:value-type="float">
            <text:p>0.0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0.272771925" calcext:value-type="float">
            <text:p>0.272771925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271986604" calcext:value-type="float">
            <text:p>0.271986604</text:p>
          </table:table-cell>
          <table:table-cell office:value-type="float" office:value="0.0793" calcext:value-type="float">
            <text:p>0.07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.271263897" calcext:value-type="float">
            <text:p>0.271263897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269288391" calcext:value-type="float">
            <text:p>0.269288391</text:p>
          </table:table-cell>
          <table:table-cell office:value-type="float" office:value="0.0799" calcext:value-type="float">
            <text:p>0.07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0.266694754" calcext:value-type="float">
            <text:p>0.266694754</text:p>
          </table:table-cell>
          <table:table-cell office:value-type="float" office:value="0.0807" calcext:value-type="float">
            <text:p>0.08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265133947" calcext:value-type="float">
            <text:p>0.265133947</text:p>
          </table:table-cell>
          <table:table-cell office:value-type="float" office:value="0.0824" calcext:value-type="float">
            <text:p>0.08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0.265815914" calcext:value-type="float">
            <text:p>0.265815914</text:p>
          </table:table-cell>
          <table:table-cell office:value-type="float" office:value="0.0848" calcext:value-type="float">
            <text:p>0.08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270534664" calcext:value-type="float">
            <text:p>0.270534664</text:p>
          </table:table-cell>
          <table:table-cell office:value-type="float" office:value="0.0883" calcext:value-type="float">
            <text:p>0.08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0.279405028" calcext:value-type="float">
            <text:p>0.279405028</text:p>
          </table:table-cell>
          <table:table-cell office:value-type="float" office:value="0.0925" calcext:value-type="float">
            <text:p>0.09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2808473" calcext:value-type="float">
            <text:p>0.292808473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312918276" calcext:value-type="float">
            <text:p>0.312918276</text:p>
          </table:table-cell>
          <table:table-cell office:value-type="float" office:value="0.1034225" calcext:value-type="float">
            <text:p>0.10342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604303" calcext:value-type="float">
            <text:p>0.33604303</text:p>
          </table:table-cell>
          <table:table-cell office:value-type="float" office:value="0.109353378" calcext:value-type="float">
            <text:p>0.1093533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0.356217116" calcext:value-type="float">
            <text:p>0.356217116</text:p>
          </table:table-cell>
          <table:table-cell office:value-type="float" office:value="0.114077464" calcext:value-type="float">
            <text:p>0.1140774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370861888" calcext:value-type="float">
            <text:p>0.370861888</text:p>
          </table:table-cell>
          <table:table-cell office:value-type="float" office:value="0.117011927" calcext:value-type="float">
            <text:p>0.117011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0.379069805" calcext:value-type="float">
            <text:p>0.379069805</text:p>
          </table:table-cell>
          <table:table-cell office:value-type="float" office:value="0.118219152" calcext:value-type="float">
            <text:p>0.1182191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81042928" calcext:value-type="float">
            <text:p>0.381042928</text:p>
          </table:table-cell>
          <table:table-cell office:value-type="float" office:value="0.117832959" calcext:value-type="float">
            <text:p>0.1178329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0.376499236" calcext:value-type="float">
            <text:p>0.376499236</text:p>
          </table:table-cell>
          <table:table-cell office:value-type="float" office:value="0.115932539" calcext:value-type="float">
            <text:p>0.1159325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68180841" calcext:value-type="float">
            <text:p>0.368180841</text:p>
          </table:table-cell>
          <table:table-cell office:value-type="float" office:value="0.113036163" calcext:value-type="float">
            <text:p>0.1130361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0.357698947" calcext:value-type="float">
            <text:p>0.357698947</text:p>
          </table:table-cell>
          <table:table-cell office:value-type="float" office:value="0.109678209" calcext:value-type="float">
            <text:p>0.1096782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47705394" calcext:value-type="float">
            <text:p>0.347705394</text:p>
          </table:table-cell>
          <table:table-cell office:value-type="float" office:value="0.106332459" calcext:value-type="float">
            <text:p>0.1063324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0.340453357" calcext:value-type="float">
            <text:p>0.340453357</text:p>
          </table:table-cell>
          <table:table-cell office:value-type="float" office:value="0.103452817" calcext:value-type="float">
            <text:p>0.1034528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3564508" calcext:value-type="float">
            <text:p>0.33564508</text:p>
          </table:table-cell>
          <table:table-cell office:value-type="float" office:value="0.101065122" calcext:value-type="float">
            <text:p>0.1010651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0.332853407" calcext:value-type="float">
            <text:p>0.33285340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30440938" calcext:value-type="float">
            <text:p>0.330440938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0.326666981" calcext:value-type="float">
            <text:p>0.326666981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20970386" calcext:value-type="float">
            <text:p>0.320970386</text:p>
          </table:table-cell>
          <table:table-cell office:value-type="float" office:value="0.0917" calcext:value-type="float">
            <text:p>0.09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0.312864453" calcext:value-type="float">
            <text:p>0.312864453</text:p>
          </table:table-cell>
          <table:table-cell office:value-type="float" office:value="0.0884" calcext:value-type="float">
            <text:p>0.08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864415" calcext:value-type="float">
            <text:p>0.301864415</text:p>
          </table:table-cell>
          <table:table-cell office:value-type="float" office:value="0.0846" calcext:value-type="float">
            <text:p>0.08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float" office:value="0.289111614" calcext:value-type="float">
            <text:p>0.289111614</text:p>
          </table:table-cell>
          <table:table-cell office:value-type="float" office:value="0.0805" calcext:value-type="float">
            <text:p>0.08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75927633" calcext:value-type="float">
            <text:p>0.275927633</text:p>
          </table:table-cell>
          <table:table-cell office:value-type="float" office:value="0.0764" calcext:value-type="float">
            <text:p>0.0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0.262677014" calcext:value-type="float">
            <text:p>0.262677014</text:p>
          </table:table-cell>
          <table:table-cell office:value-type="float" office:value="0.0726" calcext:value-type="float">
            <text:p>0.07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52160728" calcext:value-type="float">
            <text:p>0.252160728</text:p>
          </table:table-cell>
          <table:table-cell office:value-type="float" office:value="0.0696" calcext:value-type="float">
            <text:p>0.06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0.244985923" calcext:value-type="float">
            <text:p>0.244985923</text:p>
          </table:table-cell>
          <table:table-cell office:value-type="float" office:value="0.0674" calcext:value-type="float">
            <text:p>0.06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42447406" calcext:value-type="float">
            <text:p>0.242447406</text:p>
          </table:table-cell>
          <table:table-cell office:value-type="float" office:value="0.0664" calcext:value-type="float">
            <text:p>0.06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0.244606063" calcext:value-type="float">
            <text:p>0.244606063</text:p>
          </table:table-cell>
          <table:table-cell office:value-type="float" office:value="0.0666" calcext:value-type="float">
            <text:p>0.06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50625998" calcext:value-type="float">
            <text:p>0.250625998</text:p>
          </table:table-cell>
          <table:table-cell office:value-type="float" office:value="0.0678" calcext:value-type="float">
            <text:p>0.06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0.259797364" calcext:value-type="float">
            <text:p>0.259797364</text:p>
          </table:table-cell>
          <table:table-cell office:value-type="float" office:value="0.0696" calcext:value-type="float">
            <text:p>0.06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69940645" calcext:value-type="float">
            <text:p>0.269940645</text:p>
          </table:table-cell>
          <table:table-cell office:value-type="float" office:value="0.0717" calcext:value-type="float">
            <text:p>0.07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0.279773533" calcext:value-type="float">
            <text:p>0.279773533</text:p>
          </table:table-cell>
          <table:table-cell office:value-type="float" office:value="0.0738" calcext:value-type="float">
            <text:p>0.07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8001209" calcext:value-type="float">
            <text:p>0.288001209</text:p>
          </table:table-cell>
          <table:table-cell office:value-type="float" office:value="0.0757" calcext:value-type="float">
            <text:p>0.07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0.294486165" calcext:value-type="float">
            <text:p>0.294486165</text:p>
          </table:table-cell>
          <table:table-cell office:value-type="float" office:value="0.0771" calcext:value-type="float">
            <text:p>0.07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9892038" calcext:value-type="float">
            <text:p>0.299892038</text:p>
          </table:table-cell>
          <table:table-cell office:value-type="float" office:value="0.078" calcext:value-type="float">
            <text:p>0.0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float" office:value="0.303391904" calcext:value-type="float">
            <text:p>0.303391904</text:p>
          </table:table-cell>
          <table:table-cell office:value-type="float" office:value="0.0787" calcext:value-type="float">
            <text:p>0.07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6587964" calcext:value-type="float">
            <text:p>0.306587964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0.308620423" calcext:value-type="float">
            <text:p>0.308620423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31063363" calcext:value-type="float">
            <text:p>0.31063363</text:p>
          </table:table-cell>
          <table:table-cell office:value-type="float" office:value="0.0796" calcext:value-type="float">
            <text:p>0.07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0.311793864" calcext:value-type="float">
            <text:p>0.311793864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12954873" calcext:value-type="float">
            <text:p>0.312954873</text:p>
          </table:table-cell>
          <table:table-cell office:value-type="float" office:value="0.0794" calcext:value-type="float">
            <text:p>0.07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0.313872933" calcext:value-type="float">
            <text:p>0.313872933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5414757" calcext:value-type="float">
            <text:p>0.315414757</text:p>
          </table:table-cell>
          <table:table-cell office:value-type="float" office:value="0.0791" calcext:value-type="float">
            <text:p>0.07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0.317043304" calcext:value-type="float">
            <text:p>0.317043304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319286644" calcext:value-type="float">
            <text:p>0.319286644</text:p>
          </table:table-cell>
          <table:table-cell office:value-type="float" office:value="0.0794" calcext:value-type="float">
            <text:p>0.07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0.321551204" calcext:value-type="float">
            <text:p>0.321551204</text:p>
          </table:table-cell>
          <table:table-cell office:value-type="float" office:value="0.0797" calcext:value-type="float">
            <text:p>0.07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24027389" calcext:value-type="float">
            <text:p>0.324027389</text:p>
          </table:table-cell>
          <table:table-cell office:value-type="float" office:value="0.0802" calcext:value-type="float">
            <text:p>0.0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0.325818479" calcext:value-type="float">
            <text:p>0.325818479</text:p>
          </table:table-cell>
          <table:table-cell office:value-type="float" office:value="0.0807" calcext:value-type="float">
            <text:p>0.08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27658176" calcext:value-type="float">
            <text:p>0.327658176</text:p>
          </table:table-cell>
          <table:table-cell office:value-type="float" office:value="0.0813" calcext:value-type="float">
            <text:p>0.08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0.328768522" calcext:value-type="float">
            <text:p>0.328768522</text:p>
          </table:table-cell>
          <table:table-cell office:value-type="float" office:value="0.0819" calcext:value-type="float">
            <text:p>0.08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329576582" calcext:value-type="float">
            <text:p>0.329576582</text:p>
          </table:table-cell>
          <table:table-cell office:value-type="float" office:value="0.0824" calcext:value-type="float">
            <text:p>0.08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0.330040962" calcext:value-type="float">
            <text:p>0.330040962</text:p>
          </table:table-cell>
          <table:table-cell office:value-type="float" office:value="0.0828" calcext:value-type="float">
            <text:p>0.08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29620034" calcext:value-type="float">
            <text:p>0.329620034</text:p>
          </table:table-cell>
          <table:table-cell office:value-type="float" office:value="0.0831" calcext:value-type="float">
            <text:p>0.083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0.328800797" calcext:value-type="float">
            <text:p>0.328800797</text:p>
          </table:table-cell>
          <table:table-cell office:value-type="float" office:value="0.0834" calcext:value-type="float">
            <text:p>0.083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28122765" calcext:value-type="float">
            <text:p>0.328122765</text:p>
          </table:table-cell>
          <table:table-cell office:value-type="float" office:value="0.0836" calcext:value-type="float">
            <text:p>0.08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0.327240169" calcext:value-type="float">
            <text:p>0.327240169</text:p>
          </table:table-cell>
          <table:table-cell office:value-type="float" office:value="0.0837" calcext:value-type="float">
            <text:p>0.08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326829731" calcext:value-type="float">
            <text:p>0.326829731</text:p>
          </table:table-cell>
          <table:table-cell office:value-type="float" office:value="0.0839" calcext:value-type="float">
            <text:p>0.08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0.327051789" calcext:value-type="float">
            <text:p>0.327051789</text:p>
          </table:table-cell>
          <table:table-cell office:value-type="float" office:value="0.0842" calcext:value-type="float">
            <text:p>0.08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328068644" calcext:value-type="float">
            <text:p>0.328068644</text:p>
          </table:table-cell>
          <table:table-cell office:value-type="float" office:value="0.0847" calcext:value-type="float">
            <text:p>0.08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0.329839617" calcext:value-type="float">
            <text:p>0.329839617</text:p>
          </table:table-cell>
          <table:table-cell office:value-type="float" office:value="0.0853" calcext:value-type="float">
            <text:p>0.08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332739949" calcext:value-type="float">
            <text:p>0.332739949</text:p>
          </table:table-cell>
          <table:table-cell office:value-type="float" office:value="0.086" calcext:value-type="float">
            <text:p>0.0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office:value-type="float" office:value="0.336375445" calcext:value-type="float">
            <text:p>0.336375445</text:p>
          </table:table-cell>
          <table:table-cell office:value-type="float" office:value="0.0869" calcext:value-type="float">
            <text:p>0.08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40150923" calcext:value-type="float">
            <text:p>0.340150923</text:p>
          </table:table-cell>
          <table:table-cell office:value-type="float" office:value="0.0879" calcext:value-type="float">
            <text:p>0.08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float" office:value="0.344706059" calcext:value-type="float">
            <text:p>0.344706059</text:p>
          </table:table-cell>
          <table:table-cell office:value-type="float" office:value="0.089" calcext:value-type="float">
            <text:p>0.0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349347442" calcext:value-type="float">
            <text:p>0.349347442</text:p>
          </table:table-cell>
          <table:table-cell office:value-type="float" office:value="0.0903" calcext:value-type="float">
            <text:p>0.09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office:value-type="float" office:value="0.354498446" calcext:value-type="float">
            <text:p>0.354498446</text:p>
          </table:table-cell>
          <table:table-cell office:value-type="float" office:value="0.0915" calcext:value-type="float">
            <text:p>0.09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59277934" calcext:value-type="float">
            <text:p>0.359277934</text:p>
          </table:table-cell>
          <table:table-cell office:value-type="float" office:value="0.0928" calcext:value-type="float">
            <text:p>0.09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office:value-type="float" office:value="0.36411792" calcext:value-type="float">
            <text:p>0.36411792</text:p>
          </table:table-cell>
          <table:table-cell office:value-type="float" office:value="0.0942" calcext:value-type="float">
            <text:p>0.09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6867696" calcext:value-type="float">
            <text:p>0.36867696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float" office:value="0.372891963" calcext:value-type="float">
            <text:p>0.372891963</text:p>
          </table:table-cell>
          <table:table-cell office:value-type="float" office:value="0.0967" calcext:value-type="float">
            <text:p>0.09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76026839" calcext:value-type="float">
            <text:p>0.376026839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0.379398674" calcext:value-type="float">
            <text:p>0.379398674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381607562" calcext:value-type="float">
            <text:p>0.38160756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float" office:value="0.383300364" calcext:value-type="float">
            <text:p>0.383300364</text:p>
          </table:table-cell>
          <table:table-cell office:value-type="float" office:value="0.100638732" calcext:value-type="float">
            <text:p>0.1006387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8455072" calcext:value-type="float">
            <text:p>0.38455072</text:p>
          </table:table-cell>
          <table:table-cell office:value-type="float" office:value="0.101369739" calcext:value-type="float">
            <text:p>0.1013697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office:value-type="float" office:value="0.385827065" calcext:value-type="float">
            <text:p>0.385827065</text:p>
          </table:table-cell>
          <table:table-cell office:value-type="float" office:value="0.102016501" calcext:value-type="float">
            <text:p>0.10201650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86755228" calcext:value-type="float">
            <text:p>0.386755228</text:p>
          </table:table-cell>
          <table:table-cell office:value-type="float" office:value="0.102602102" calcext:value-type="float">
            <text:p>0.1026021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office:value-type="float" office:value="0.387584776" calcext:value-type="float">
            <text:p>0.387584776</text:p>
          </table:table-cell>
          <table:table-cell office:value-type="float" office:value="0.103130363" calcext:value-type="float">
            <text:p>0.1031303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388541937" calcext:value-type="float">
            <text:p>0.388541937</text:p>
          </table:table-cell>
          <table:table-cell office:value-type="float" office:value="0.1035906" calcext:value-type="float">
            <text:p>0.10359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float" office:value="0.389734596" calcext:value-type="float">
            <text:p>0.389734596</text:p>
          </table:table-cell>
          <table:table-cell office:value-type="float" office:value="0.103987217" calcext:value-type="float">
            <text:p>0.1039872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90795559" calcext:value-type="float">
            <text:p>0.390795559</text:p>
          </table:table-cell>
          <table:table-cell office:value-type="float" office:value="0.104296848" calcext:value-type="float">
            <text:p>0.1042968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office:value-type="float" office:value="0.391767979" calcext:value-type="float">
            <text:p>0.391767979</text:p>
          </table:table-cell>
          <table:table-cell office:value-type="float" office:value="0.10453333" calcext:value-type="float">
            <text:p>0.1045333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39281252" calcext:value-type="float">
            <text:p>0.39281252</text:p>
          </table:table-cell>
          <table:table-cell office:value-type="float" office:value="0.104702465" calcext:value-type="float">
            <text:p>0.1047024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office:value-type="float" office:value="0.393743932" calcext:value-type="float">
            <text:p>0.393743932</text:p>
          </table:table-cell>
          <table:table-cell office:value-type="float" office:value="0.104811855" calcext:value-type="float">
            <text:p>0.1048118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394435734" calcext:value-type="float">
            <text:p>0.394435734</text:p>
          </table:table-cell>
          <table:table-cell office:value-type="float" office:value="0.10488119" calcext:value-type="float">
            <text:p>0.104881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float" office:value="0.394817352" calcext:value-type="float">
            <text:p>0.394817352</text:p>
          </table:table-cell>
          <table:table-cell office:value-type="float" office:value="0.10490267" calcext:value-type="float">
            <text:p>0.104902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9489463" calcext:value-type="float">
            <text:p>0.39489463</text:p>
          </table:table-cell>
          <table:table-cell office:value-type="float" office:value="0.104880735" calcext:value-type="float">
            <text:p>0.1048807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0.394508302" calcext:value-type="float">
            <text:p>0.394508302</text:p>
          </table:table-cell>
          <table:table-cell office:value-type="float" office:value="0.104799189" calcext:value-type="float">
            <text:p>0.1047991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393835396" calcext:value-type="float">
            <text:p>0.393835396</text:p>
          </table:table-cell>
          <table:table-cell office:value-type="float" office:value="0.104658715" calcext:value-type="float">
            <text:p>0.1046587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0.393044919" calcext:value-type="float">
            <text:p>0.393044919</text:p>
          </table:table-cell>
          <table:table-cell office:value-type="float" office:value="0.104455851" calcext:value-type="float">
            <text:p>0.1044558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float" office:value="0.391913861" calcext:value-type="float">
            <text:p>0.391913861</text:p>
          </table:table-cell>
          <table:table-cell office:value-type="float" office:value="0.104218006" calcext:value-type="float">
            <text:p>0.1042180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0.390859634" calcext:value-type="float">
            <text:p>0.390859634</text:p>
          </table:table-cell>
          <table:table-cell office:value-type="float" office:value="0.103956103" calcext:value-type="float">
            <text:p>0.1039561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0.389608353" calcext:value-type="float">
            <text:p>0.389608353</text:p>
          </table:table-cell>
          <table:table-cell office:value-type="float" office:value="0.103657864" calcext:value-type="float">
            <text:p>0.1036578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0.388381243" calcext:value-type="float">
            <text:p>0.388381243</text:p>
          </table:table-cell>
          <table:table-cell office:value-type="float" office:value="0.103325494" calcext:value-type="float">
            <text:p>0.1033254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float" office:value="0.387140155" calcext:value-type="float">
            <text:p>0.387140155</text:p>
          </table:table-cell>
          <table:table-cell office:value-type="float" office:value="0.102914795" calcext:value-type="float">
            <text:p>0.102914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office:value-type="float" office:value="0.384995162" calcext:value-type="float">
            <text:p>0.384995162</text:p>
          </table:table-cell>
          <table:table-cell office:value-type="float" office:value="0.102434337" calcext:value-type="float">
            <text:p>0.1024343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0.383089513" calcext:value-type="float">
            <text:p>0.383089513</text:p>
          </table:table-cell>
          <table:table-cell office:value-type="float" office:value="0.101885222" calcext:value-type="float">
            <text:p>0.1018852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office:value-type="float" office:value="0.380778968" calcext:value-type="float">
            <text:p>0.380778968</text:p>
          </table:table-cell>
          <table:table-cell office:value-type="float" office:value="0.101294018" calcext:value-type="float">
            <text:p>0.1012940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0.378297091" calcext:value-type="float">
            <text:p>0.378297091</text:p>
          </table:table-cell>
          <table:table-cell office:value-type="float" office:value="0.100675277" calcext:value-type="float">
            <text:p>0.1006752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0.375920981" calcext:value-type="float">
            <text:p>0.375920981</text:p>
          </table:table-cell>
          <table:table-cell office:value-type="float" office:value="0.100039616" calcext:value-type="float">
            <text:p>0.10003961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0.373197824" calcext:value-type="float">
            <text:p>0.373197824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office:value-type="float" office:value="0.370753556" calcext:value-type="float">
            <text:p>0.370753556</text:p>
          </table:table-cell>
          <table:table-cell office:value-type="float" office:value="0.0988" calcext:value-type="float">
            <text:p>0.09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0.368387759" calcext:value-type="float">
            <text:p>0.368387759</text:p>
          </table:table-cell>
          <table:table-cell office:value-type="float" office:value="0.0982" calcext:value-type="float">
            <text:p>0.09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office:value-type="float" office:value="0.366504341" calcext:value-type="float">
            <text:p>0.366504341</text:p>
          </table:table-cell>
          <table:table-cell office:value-type="float" office:value="0.0976" calcext:value-type="float">
            <text:p>0.09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0.364692569" calcext:value-type="float">
            <text:p>0.364692569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office:value-type="float" office:value="0.363260537" calcext:value-type="float">
            <text:p>0.363260537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float" office:value="0.361608684" calcext:value-type="float">
            <text:p>0.361608684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float" office:value="0.360720694" calcext:value-type="float">
            <text:p>0.360720694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.359682053" calcext:value-type="float">
            <text:p>0.359682053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0.358697593" calcext:value-type="float">
            <text:p>0.358697593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0.358173072" calcext:value-type="float">
            <text:p>0.358173072</text:p>
          </table:table-cell>
          <table:table-cell office:value-type="float" office:value="0.095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office:value-type="float" office:value="0.357885629" calcext:value-type="float">
            <text:p>0.357885629</text:p>
          </table:table-cell>
          <table:table-cell office:value-type="float" office:value="0.0948" calcext:value-type="float">
            <text:p>0.09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0.357395649" calcext:value-type="float">
            <text:p>0.357395649</text:p>
          </table:table-cell>
          <table:table-cell office:value-type="float" office:value="0.0947" calcext:value-type="float">
            <text:p>0.0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0.357181191" calcext:value-type="float">
            <text:p>0.357181191</text:p>
          </table:table-cell>
          <table:table-cell office:value-type="float" office:value="0.0946" calcext:value-type="float">
            <text:p>0.09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0.356989294" calcext:value-type="float">
            <text:p>0.356989294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office:value-type="float" office:value="0.356899202" calcext:value-type="float">
            <text:p>0.356899202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0.356468022" calcext:value-type="float">
            <text:p>0.356468022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float" office:value="0.356311828" calcext:value-type="float">
            <text:p>0.356311828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0.356321841" calcext:value-type="float">
            <text:p>0.356321841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office:value-type="float" office:value="0.356494933" calcext:value-type="float">
            <text:p>0.356494933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0.357111245" calcext:value-type="float">
            <text:p>0.357111245</text:p>
          </table:table-cell>
          <table:table-cell office:value-type="float" office:value="0.0946" calcext:value-type="float">
            <text:p>0.09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office:value-type="float" office:value="0.357818753" calcext:value-type="float">
            <text:p>0.357818753</text:p>
          </table:table-cell>
          <table:table-cell office:value-type="float" office:value="0.0947" calcext:value-type="float">
            <text:p>0.0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float" office:value="0.358522087" calcext:value-type="float">
            <text:p>0.358522087</text:p>
          </table:table-cell>
          <table:table-cell office:value-type="float" office:value="0.095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office:value-type="float" office:value="0.35947904" calcext:value-type="float">
            <text:p>0.35947904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0.360558987" calcext:value-type="float">
            <text:p>0.360558987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office:value-type="float" office:value="0.361599773" calcext:value-type="float">
            <text:p>0.361599773</text:p>
          </table:table-cell>
          <table:table-cell office:value-type="float" office:value="0.0957" calcext:value-type="float">
            <text:p>0.09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float" office:value="0.36262536" calcext:value-type="float">
            <text:p>0.36262536</text:p>
          </table:table-cell>
          <table:table-cell office:value-type="float" office:value="0.096" calcext:value-type="float">
            <text:p>0.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float" office:value="0.363736093" calcext:value-type="float">
            <text:p>0.363736093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364398092" calcext:value-type="float">
            <text:p>0.364398092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float" office:value="0.365085274" calcext:value-type="float">
            <text:p>0.365085274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float" office:value="0.365921229" calcext:value-type="float">
            <text:p>0.365921229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office:value-type="float" office:value="0.367154509" calcext:value-type="float">
            <text:p>0.367154509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0.368358403" calcext:value-type="float">
            <text:p>0.368358403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office:value-type="float" office:value="0.369747281" calcext:value-type="float">
            <text:p>0.369747281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0.371101648" calcext:value-type="float">
            <text:p>0.371101648</text:p>
          </table:table-cell>
          <table:table-cell office:value-type="float" office:value="0.0982" calcext:value-type="float">
            <text:p>0.09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office:value-type="float" office:value="0.372564226" calcext:value-type="float">
            <text:p>0.372564226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0.373939693" calcext:value-type="float">
            <text:p>0.373939693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office:value-type="float" office:value="0.375042707" calcext:value-type="float">
            <text:p>0.375042707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0.376046896" calcext:value-type="float">
            <text:p>0.376046896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office:value-type="float" office:value="0.377238512" calcext:value-type="float">
            <text:p>0.37723851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0.37836805" calcext:value-type="float">
            <text:p>0.37836805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office:value-type="float" office:value="0.379317492" calcext:value-type="float">
            <text:p>0.379317492</text:p>
          </table:table-cell>
          <table:table-cell office:value-type="float" office:value="0.100117289" calcext:value-type="float">
            <text:p>0.1001172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float" office:value="0.379927218" calcext:value-type="float">
            <text:p>0.379927218</text:p>
          </table:table-cell>
          <table:table-cell office:value-type="float" office:value="0.100203529" calcext:value-type="float">
            <text:p>0.1002035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office:value-type="float" office:value="0.380158544" calcext:value-type="float">
            <text:p>0.380158544</text:p>
          </table:table-cell>
          <table:table-cell office:value-type="float" office:value="0.100221992" calcext:value-type="float">
            <text:p>0.100221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0.380328447" calcext:value-type="float">
            <text:p>0.380328447</text:p>
          </table:table-cell>
          <table:table-cell office:value-type="float" office:value="0.100159749" calcext:value-type="float">
            <text:p>0.1001597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office:value-type="float" office:value="0.380411536" calcext:value-type="float">
            <text:p>0.380411536</text:p>
          </table:table-cell>
          <table:table-cell office:value-type="float" office:value="0.100038543" calcext:value-type="float">
            <text:p>0.1000385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float" office:value="0.380083323" calcext:value-type="float">
            <text:p>0.380083323</text:p>
          </table:table-cell>
          <table:table-cell office:value-type="float" office:value="0.0999" calcext:value-type="float">
            <text:p>0.0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float" office:value="0.37956661" calcext:value-type="float">
            <text:p>0.37956661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0.379172415" calcext:value-type="float">
            <text:p>0.379172415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float" office:value="0.378401071" calcext:value-type="float">
            <text:p>0.378401071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0.37750271" calcext:value-type="float">
            <text:p>0.37750271</text:p>
          </table:table-cell>
          <table:table-cell office:value-type="float" office:value="0.0988" calcext:value-type="float">
            <text:p>0.09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office:value-type="float" office:value="0.376786321" calcext:value-type="float">
            <text:p>0.376786321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0.375947505" calcext:value-type="float">
            <text:p>0.375947505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office:value-type="float" office:value="0.375068605" calcext:value-type="float">
            <text:p>0.37506860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office:value-type="float" office:value="0.374053925" calcext:value-type="float">
            <text:p>0.374053925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office:value-type="float" office:value="0.373075604" calcext:value-type="float">
            <text:p>0.373075604</text:p>
          </table:table-cell>
          <table:table-cell office:value-type="float" office:value="0.0974" calcext:value-type="float">
            <text:p>0.09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0.371893734" calcext:value-type="float">
            <text:p>0.371893734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office:value-type="float" office:value="0.370875359" calcext:value-type="float">
            <text:p>0.370875359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0.370152324" calcext:value-type="float">
            <text:p>0.370152324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office:value-type="float" office:value="0.369173318" calcext:value-type="float">
            <text:p>0.369173318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0.368383706" calcext:value-type="float">
            <text:p>0.368383706</text:p>
          </table:table-cell>
          <table:table-cell office:value-type="float" office:value="0.0961" calcext:value-type="float">
            <text:p>0.096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office:value-type="float" office:value="0.36742422" calcext:value-type="float">
            <text:p>0.36742422</text:p>
          </table:table-cell>
          <table:table-cell office:value-type="float" office:value="0.0959" calcext:value-type="float">
            <text:p>0.09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float" office:value="0.366447389" calcext:value-type="float">
            <text:p>0.366447389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office:value-type="float" office:value="0.365543395" calcext:value-type="float">
            <text:p>0.365543395</text:p>
          </table:table-cell>
          <table:table-cell office:value-type="float" office:value="0.0956" calcext:value-type="float">
            <text:p>0.09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0.364883661" calcext:value-type="float">
            <text:p>0.364883661</text:p>
          </table:table-cell>
          <table:table-cell office:value-type="float" office:value="0.0954" calcext:value-type="float">
            <text:p>0.09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office:value-type="float" office:value="0.364239991" calcext:value-type="float">
            <text:p>0.364239991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office:value-type="float" office:value="0.363610268" calcext:value-type="float">
            <text:p>0.363610268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office:value-type="float" office:value="0.363146722" calcext:value-type="float">
            <text:p>0.363146722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362924606" calcext:value-type="float">
            <text:p>0.362924606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office:value-type="float" office:value="0.362783372" calcext:value-type="float">
            <text:p>0.362783372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float" office:value="0.362672418" calcext:value-type="float">
            <text:p>0.362672418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office:value-type="float" office:value="0.362863451" calcext:value-type="float">
            <text:p>0.362863451</text:p>
          </table:table-cell>
          <table:table-cell office:value-type="float" office:value="0.0954" calcext:value-type="float">
            <text:p>0.09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0.362843454" calcext:value-type="float">
            <text:p>0.362843454</text:p>
          </table:table-cell>
          <table:table-cell office:value-type="float" office:value="0.0956" calcext:value-type="float">
            <text:p>0.09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office:value-type="float" office:value="0.36321184" calcext:value-type="float">
            <text:p>0.36321184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office:value-type="float" office:value="0.363515645" calcext:value-type="float">
            <text:p>0.363515645</text:p>
          </table:table-cell>
          <table:table-cell office:value-type="float" office:value="0.096" calcext:value-type="float">
            <text:p>0.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office:value-type="float" office:value="0.363820851" calcext:value-type="float">
            <text:p>0.363820851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0.364183277" calcext:value-type="float">
            <text:p>0.364183277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office:value-type="float" office:value="0.364552915" calcext:value-type="float">
            <text:p>0.364552915</text:p>
          </table:table-cell>
          <table:table-cell office:value-type="float" office:value="0.0967" calcext:value-type="float">
            <text:p>0.09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office:value-type="float" office:value="0.365098089" calcext:value-type="float">
            <text:p>0.365098089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 office:value-type="float" office:value="0.365639746" calcext:value-type="float">
            <text:p>0.365639746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0.366245478" calcext:value-type="float">
            <text:p>0.366245478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25" calcext:value-type="float">
            <text:p>5325</text:p>
          </table:table-cell>
          <table:table-cell office:value-type="float" office:value="0.366784155" calcext:value-type="float">
            <text:p>0.366784155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 office:value-type="float" office:value="0.367507964" calcext:value-type="float">
            <text:p>0.367507964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office:value-type="float" office:value="0.368142784" calcext:value-type="float">
            <text:p>0.368142784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0.368568748" calcext:value-type="float">
            <text:p>0.368568748</text:p>
          </table:table-cell>
          <table:table-cell office:value-type="float" office:value="0.0986" calcext:value-type="float">
            <text:p>0.09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0.369500488" calcext:value-type="float">
            <text:p>0.36950048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0.370424509" calcext:value-type="float">
            <text:p>0.370424509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float" office:value="0.371331543" calcext:value-type="float">
            <text:p>0.371331543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0.372252107" calcext:value-type="float">
            <text:p>0.372252107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25" calcext:value-type="float">
            <text:p>5525</text:p>
          </table:table-cell>
          <table:table-cell office:value-type="float" office:value="0.372997165" calcext:value-type="float">
            <text:p>0.372997165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office:value-type="float" office:value="0.373789489" calcext:value-type="float">
            <text:p>0.373789489</text:p>
          </table:table-cell>
          <table:table-cell office:value-type="float" office:value="0.100028947" calcext:value-type="float">
            <text:p>0.100028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office:value-type="float" office:value="0.374750555" calcext:value-type="float">
            <text:p>0.374750555</text:p>
          </table:table-cell>
          <table:table-cell office:value-type="float" office:value="0.100225158" calcext:value-type="float">
            <text:p>0.1002251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0.375323653" calcext:value-type="float">
            <text:p>0.375323653</text:p>
          </table:table-cell>
          <table:table-cell office:value-type="float" office:value="0.100392282" calcext:value-type="float">
            <text:p>0.1003922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office:value-type="float" office:value="0.376002967" calcext:value-type="float">
            <text:p>0.376002967</text:p>
          </table:table-cell>
          <table:table-cell office:value-type="float" office:value="0.100544065" calcext:value-type="float">
            <text:p>0.1005440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50" calcext:value-type="float">
            <text:p>5650</text:p>
          </table:table-cell>
          <table:table-cell office:value-type="float" office:value="0.376594335" calcext:value-type="float">
            <text:p>0.376594335</text:p>
          </table:table-cell>
          <table:table-cell office:value-type="float" office:value="0.100665107" calcext:value-type="float">
            <text:p>0.1006651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office:value-type="float" office:value="0.377073109" calcext:value-type="float">
            <text:p>0.377073109</text:p>
          </table:table-cell>
          <table:table-cell office:value-type="float" office:value="0.100773044" calcext:value-type="float">
            <text:p>0.1007730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0.377669722" calcext:value-type="float">
            <text:p>0.377669722</text:p>
          </table:table-cell>
          <table:table-cell office:value-type="float" office:value="0.100848138" calcext:value-type="float">
            <text:p>0.1008481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office:value-type="float" office:value="0.378125221" calcext:value-type="float">
            <text:p>0.378125221</text:p>
          </table:table-cell>
          <table:table-cell office:value-type="float" office:value="0.100903004" calcext:value-type="float">
            <text:p>0.1009030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0.378374815" calcext:value-type="float">
            <text:p>0.378374815</text:p>
          </table:table-cell>
          <table:table-cell office:value-type="float" office:value="0.100936525" calcext:value-type="float">
            <text:p>0.1009365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75" calcext:value-type="float">
            <text:p>5775</text:p>
          </table:table-cell>
          <table:table-cell office:value-type="float" office:value="0.378738225" calcext:value-type="float">
            <text:p>0.378738225</text:p>
          </table:table-cell>
          <table:table-cell office:value-type="float" office:value="0.10095828" calcext:value-type="float">
            <text:p>0.100958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0.37907666" calcext:value-type="float">
            <text:p>0.37907666</text:p>
          </table:table-cell>
          <table:table-cell office:value-type="float" office:value="0.100963354" calcext:value-type="float">
            <text:p>0.1009633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0.379515916" calcext:value-type="float">
            <text:p>0.379515916</text:p>
          </table:table-cell>
          <table:table-cell office:value-type="float" office:value="0.100949377" calcext:value-type="float">
            <text:p>0.1009493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0.380049586" calcext:value-type="float">
            <text:p>0.380049586</text:p>
          </table:table-cell>
          <table:table-cell office:value-type="float" office:value="0.100932993" calcext:value-type="float">
            <text:p>0.100932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float" office:value="0.380293667" calcext:value-type="float">
            <text:p>0.380293667</text:p>
          </table:table-cell>
          <table:table-cell office:value-type="float" office:value="0.10089945" calcext:value-type="float">
            <text:p>0.10089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0.380433112" calcext:value-type="float">
            <text:p>0.380433112</text:p>
          </table:table-cell>
          <table:table-cell office:value-type="float" office:value="0.100855336" calcext:value-type="float">
            <text:p>0.1008553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25" calcext:value-type="float">
            <text:p>5925</text:p>
          </table:table-cell>
          <table:table-cell office:value-type="float" office:value="0.380504698" calcext:value-type="float">
            <text:p>0.380504698</text:p>
          </table:table-cell>
          <table:table-cell office:value-type="float" office:value="0.100795463" calcext:value-type="float">
            <text:p>0.1007954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 office:value-type="float" office:value="0.380544931" calcext:value-type="float">
            <text:p>0.380544931</text:p>
          </table:table-cell>
          <table:table-cell office:value-type="float" office:value="0.100720719" calcext:value-type="float">
            <text:p>0.1007207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0.380851984" calcext:value-type="float">
            <text:p>0.380851984</text:p>
          </table:table-cell>
          <table:table-cell office:value-type="float" office:value="0.100616395" calcext:value-type="float">
            <text:p>0.1006163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380739182" calcext:value-type="float">
            <text:p>0.380739182</text:p>
          </table:table-cell>
          <table:table-cell office:value-type="float" office:value="0.100525349" calcext:value-type="float">
            <text:p>0.1005253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25" calcext:value-type="float">
            <text:p>6025</text:p>
          </table:table-cell>
          <table:table-cell office:value-type="float" office:value="0.380673736" calcext:value-type="float">
            <text:p>0.380673736</text:p>
          </table:table-cell>
          <table:table-cell office:value-type="float" office:value="0.100431941" calcext:value-type="float">
            <text:p>0.10043194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office:value-type="float" office:value="0.380619109" calcext:value-type="float">
            <text:p>0.380619109</text:p>
          </table:table-cell>
          <table:table-cell office:value-type="float" office:value="0.100335322" calcext:value-type="float">
            <text:p>0.1003353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office:value-type="float" office:value="0.380501181" calcext:value-type="float">
            <text:p>0.380501181</text:p>
          </table:table-cell>
          <table:table-cell office:value-type="float" office:value="0.100226589" calcext:value-type="float">
            <text:p>0.1002265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0.380515248" calcext:value-type="float">
            <text:p>0.380515248</text:p>
          </table:table-cell>
          <table:table-cell office:value-type="float" office:value="0.100107625" calcext:value-type="float">
            <text:p>0.1001076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25" calcext:value-type="float">
            <text:p>6125</text:p>
          </table:table-cell>
          <table:table-cell office:value-type="float" office:value="0.380250722" calcext:value-type="float">
            <text:p>0.380250722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office:value-type="float" office:value="0.38009879" calcext:value-type="float">
            <text:p>0.38009879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75" calcext:value-type="float">
            <text:p>6175</text:p>
          </table:table-cell>
          <table:table-cell office:value-type="float" office:value="0.37959522" calcext:value-type="float">
            <text:p>0.37959522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0.37914297" calcext:value-type="float">
            <text:p>0.37914297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office:value-type="float" office:value="0.378462851" calcext:value-type="float">
            <text:p>0.378462851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office:value-type="float" office:value="0.377868325" calcext:value-type="float">
            <text:p>0.377868325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office:value-type="float" office:value="0.377284259" calcext:value-type="float">
            <text:p>0.377284259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0.376636893" calcext:value-type="float">
            <text:p>0.376636893</text:p>
          </table:table-cell>
          <table:table-cell office:value-type="float" office:value="0.0987" calcext:value-type="float">
            <text:p>0.09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25" calcext:value-type="float">
            <text:p>6325</text:p>
          </table:table-cell>
          <table:table-cell office:value-type="float" office:value="0.376028299" calcext:value-type="float">
            <text:p>0.376028299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office:value-type="float" office:value="0.37541765" calcext:value-type="float">
            <text:p>0.37541765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office:value-type="float" office:value="0.374690264" calcext:value-type="float">
            <text:p>0.374690264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0.37403065" calcext:value-type="float">
            <text:p>0.3740306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25" calcext:value-type="float">
            <text:p>6425</text:p>
          </table:table-cell>
          <table:table-cell office:value-type="float" office:value="0.373410255" calcext:value-type="float">
            <text:p>0.373410255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 office:value-type="float" office:value="0.372728109" calcext:value-type="float">
            <text:p>0.372728109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75" calcext:value-type="float">
            <text:p>6475</text:p>
          </table:table-cell>
          <table:table-cell office:value-type="float" office:value="0.372179896" calcext:value-type="float">
            <text:p>0.372179896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0.371557772" calcext:value-type="float">
            <text:p>0.371557772</text:p>
          </table:table-cell>
          <table:table-cell office:value-type="float" office:value="0.0974" calcext:value-type="float">
            <text:p>0.09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 office:value-type="float" office:value="0.371320337" calcext:value-type="float">
            <text:p>0.371320337</text:p>
          </table:table-cell>
          <table:table-cell office:value-type="float" office:value="0.0973" calcext:value-type="float">
            <text:p>0.097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 office:value-type="float" office:value="0.370796084" calcext:value-type="float">
            <text:p>0.370796084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75" calcext:value-type="float">
            <text:p>6575</text:p>
          </table:table-cell>
          <table:table-cell office:value-type="float" office:value="0.37023142" calcext:value-type="float">
            <text:p>0.37023142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0.369629443" calcext:value-type="float">
            <text:p>0.369629443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 office:value-type="float" office:value="0.369387984" calcext:value-type="float">
            <text:p>0.369387984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0.368966609" calcext:value-type="float">
            <text:p>0.368966609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 office:value-type="float" office:value="0.368660033" calcext:value-type="float">
            <text:p>0.368660033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0.368395776" calcext:value-type="float">
            <text:p>0.368395776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office:value-type="float" office:value="0.368267119" calcext:value-type="float">
            <text:p>0.368267119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office:value-type="float" office:value="0.368177056" calcext:value-type="float">
            <text:p>0.368177056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75" calcext:value-type="float">
            <text:p>6775</text:p>
          </table:table-cell>
          <table:table-cell office:value-type="float" office:value="0.368188143" calcext:value-type="float">
            <text:p>0.368188143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0.368347108" calcext:value-type="float">
            <text:p>0.368347108</text:p>
          </table:table-cell>
          <table:table-cell office:value-type="float" office:value="0.0973" calcext:value-type="float">
            <text:p>0.097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office:value-type="float" office:value="0.368488222" calcext:value-type="float">
            <text:p>0.368488222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50" calcext:value-type="float">
            <text:p>6850</text:p>
          </table:table-cell>
          <table:table-cell office:value-type="float" office:value="0.368736744" calcext:value-type="float">
            <text:p>0.368736744</text:p>
          </table:table-cell>
          <table:table-cell office:value-type="float" office:value="0.0976" calcext:value-type="float">
            <text:p>0.09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 office:value-type="float" office:value="0.368941247" calcext:value-type="float">
            <text:p>0.368941247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0.369248241" calcext:value-type="float">
            <text:p>0.369248241</text:p>
          </table:table-cell>
          <table:table-cell office:value-type="float" office:value="0.0979" calcext:value-type="float">
            <text:p>0.09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 office:value-type="float" office:value="0.369652748" calcext:value-type="float">
            <text:p>0.369652748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0.37010631" calcext:value-type="float">
            <text:p>0.37010631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0.370671421" calcext:value-type="float">
            <text:p>0.370671421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.371336102" calcext:value-type="float">
            <text:p>0.371336102</text:p>
          </table:table-cell>
          <table:table-cell office:value-type="float" office:value="0.0987" calcext:value-type="float">
            <text:p>0.09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0.37187317" calcext:value-type="float">
            <text:p>0.3718731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0.37239787" calcext:value-type="float">
            <text:p>0.3723978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0.373219401" calcext:value-type="float">
            <text:p>0.373219401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0.374016225" calcext:value-type="float">
            <text:p>0.374016225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office:value-type="float" office:value="0.374681979" calcext:value-type="float">
            <text:p>0.374681979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float" office:value="0.37538144" calcext:value-type="float">
            <text:p>0.37538144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office:value-type="float" office:value="0.376098633" calcext:value-type="float">
            <text:p>0.376098633</text:p>
          </table:table-cell>
          <table:table-cell office:value-type="float" office:value="0.100166194" calcext:value-type="float">
            <text:p>0.1001661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0.376732111" calcext:value-type="float">
            <text:p>0.376732111</text:p>
          </table:table-cell>
          <table:table-cell office:value-type="float" office:value="0.100330688" calcext:value-type="float">
            <text:p>0.1003306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float" office:value="0.37721467" calcext:value-type="float">
            <text:p>0.37721467</text:p>
          </table:table-cell>
          <table:table-cell office:value-type="float" office:value="0.100481346" calcext:value-type="float">
            <text:p>0.1004813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float" office:value="0.377761573" calcext:value-type="float">
            <text:p>0.377761573</text:p>
          </table:table-cell>
          <table:table-cell office:value-type="float" office:value="0.100616381" calcext:value-type="float">
            <text:p>0.1006163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 office:value-type="float" office:value="0.378489166" calcext:value-type="float">
            <text:p>0.378489166</text:p>
          </table:table-cell>
          <table:table-cell office:value-type="float" office:value="0.100727752" calcext:value-type="float">
            <text:p>0.1007277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0.37882784" calcext:value-type="float">
            <text:p>0.37882784</text:p>
          </table:table-cell>
          <table:table-cell office:value-type="float" office:value="0.100821152" calcext:value-type="float">
            <text:p>0.1008211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office:value-type="float" office:value="0.379197657" calcext:value-type="float">
            <text:p>0.379197657</text:p>
          </table:table-cell>
          <table:table-cell office:value-type="float" office:value="0.10089083" calcext:value-type="float">
            <text:p>0.100890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 office:value-type="float" office:value="0.379507393" calcext:value-type="float">
            <text:p>0.379507393</text:p>
          </table:table-cell>
          <table:table-cell office:value-type="float" office:value="0.100949302" calcext:value-type="float">
            <text:p>0.1009493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75" calcext:value-type="float">
            <text:p>7375</text:p>
          </table:table-cell>
          <table:table-cell office:value-type="float" office:value="0.379784107" calcext:value-type="float">
            <text:p>0.379784107</text:p>
          </table:table-cell>
          <table:table-cell office:value-type="float" office:value="0.100983724" calcext:value-type="float">
            <text:p>0.1009837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0.379911274" calcext:value-type="float">
            <text:p>0.379911274</text:p>
          </table:table-cell>
          <table:table-cell office:value-type="float" office:value="0.100997075" calcext:value-type="float">
            <text:p>0.1009970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 office:value-type="float" office:value="0.380032361" calcext:value-type="float">
            <text:p>0.380032361</text:p>
          </table:table-cell>
          <table:table-cell office:value-type="float" office:value="0.100992866" calcext:value-type="float">
            <text:p>0.1009928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50" calcext:value-type="float">
            <text:p>7450</text:p>
          </table:table-cell>
          <table:table-cell office:value-type="float" office:value="0.38001591" calcext:value-type="float">
            <text:p>0.38001591</text:p>
          </table:table-cell>
          <table:table-cell office:value-type="float" office:value="0.100965999" calcext:value-type="float">
            <text:p>0.100965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75" calcext:value-type="float">
            <text:p>7475</text:p>
          </table:table-cell>
          <table:table-cell office:value-type="float" office:value="0.380020499" calcext:value-type="float">
            <text:p>0.380020499</text:p>
          </table:table-cell>
          <table:table-cell office:value-type="float" office:value="0.100922026" calcext:value-type="float">
            <text:p>0.1009220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.379890323" calcext:value-type="float">
            <text:p>0.379890323</text:p>
          </table:table-cell>
          <table:table-cell office:value-type="float" office:value="0.100860603" calcext:value-type="float">
            <text:p>0.1008606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office:value-type="float" office:value="0.379783064" calcext:value-type="float">
            <text:p>0.379783064</text:p>
          </table:table-cell>
          <table:table-cell office:value-type="float" office:value="0.100775741" calcext:value-type="float">
            <text:p>0.10077574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50" calcext:value-type="float">
            <text:p>7550</text:p>
          </table:table-cell>
          <table:table-cell office:value-type="float" office:value="0.379537016" calcext:value-type="float">
            <text:p>0.379537016</text:p>
          </table:table-cell>
          <table:table-cell office:value-type="float" office:value="0.100676887" calcext:value-type="float">
            <text:p>0.1006768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 office:value-type="float" office:value="0.379303455" calcext:value-type="float">
            <text:p>0.379303455</text:p>
          </table:table-cell>
          <table:table-cell office:value-type="float" office:value="0.100568078" calcext:value-type="float">
            <text:p>0.1005680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0.379060805" calcext:value-type="float">
            <text:p>0.379060805</text:p>
          </table:table-cell>
          <table:table-cell office:value-type="float" office:value="0.100439392" calcext:value-type="float">
            <text:p>0.1004393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 office:value-type="float" office:value="0.378801137" calcext:value-type="float">
            <text:p>0.378801137</text:p>
          </table:table-cell>
          <table:table-cell office:value-type="float" office:value="0.100311905" calcext:value-type="float">
            <text:p>0.1003119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0.378467917" calcext:value-type="float">
            <text:p>0.378467917</text:p>
          </table:table-cell>
          <table:table-cell office:value-type="float" office:value="0.10017886" calcext:value-type="float">
            <text:p>0.100178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0.377972037" calcext:value-type="float">
            <text:p>0.377972037</text:p>
          </table:table-cell>
          <table:table-cell office:value-type="float" office:value="0.100035012" calcext:value-type="float">
            <text:p>0.1000350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0.377537996" calcext:value-type="float">
            <text:p>0.377537996</text:p>
          </table:table-cell>
          <table:table-cell office:value-type="float" office:value="0.0999" calcext:value-type="float">
            <text:p>0.0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25" calcext:value-type="float">
            <text:p>7725</text:p>
          </table:table-cell>
          <table:table-cell office:value-type="float" office:value="0.377125174" calcext:value-type="float">
            <text:p>0.377125174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office:value-type="float" office:value="0.376577586" calcext:value-type="float">
            <text:p>0.376577586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75" calcext:value-type="float">
            <text:p>7775</text:p>
          </table:table-cell>
          <table:table-cell office:value-type="float" office:value="0.376036227" calcext:value-type="float">
            <text:p>0.376036227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0.375587732" calcext:value-type="float">
            <text:p>0.375587732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25" calcext:value-type="float">
            <text:p>7825</text:p>
          </table:table-cell>
          <table:table-cell office:value-type="float" office:value="0.375161231" calcext:value-type="float">
            <text:p>0.375161231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50" calcext:value-type="float">
            <text:p>7850</text:p>
          </table:table-cell>
          <table:table-cell office:value-type="float" office:value="0.374878198" calcext:value-type="float">
            <text:p>0.374878198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0.374523431" calcext:value-type="float">
            <text:p>0.374523431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0.374128878" calcext:value-type="float">
            <text:p>0.37412887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0.373862147" calcext:value-type="float">
            <text:p>0.37386214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50" calcext:value-type="float">
            <text:p>7950</text:p>
          </table:table-cell>
          <table:table-cell office:value-type="float" office:value="0.373620808" calcext:value-type="float">
            <text:p>0.37362080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75" calcext:value-type="float">
            <text:p>7975</text:p>
          </table:table-cell>
          <table:table-cell office:value-type="float" office:value="0.37339592" calcext:value-type="float">
            <text:p>0.3733959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373378575" calcext:value-type="float">
            <text:p>0.373378575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office:value-type="float" office:value="0.373223424" calcext:value-type="float">
            <text:p>0.373223424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office:value-type="float" office:value="0.373226792" calcext:value-type="float">
            <text:p>0.37322679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float" office:value="0.373216182" calcext:value-type="float">
            <text:p>0.37321618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0.373343319" calcext:value-type="float">
            <text:p>0.373343319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25" calcext:value-type="float">
            <text:p>8125</text:p>
          </table:table-cell>
          <table:table-cell office:value-type="float" office:value="0.373405159" calcext:value-type="float">
            <text:p>0.373405159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50" calcext:value-type="float">
            <text:p>8150</text:p>
          </table:table-cell>
          <table:table-cell office:value-type="float" office:value="0.373565495" calcext:value-type="float">
            <text:p>0.373565495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75" calcext:value-type="float">
            <text:p>8175</text:p>
          </table:table-cell>
          <table:table-cell office:value-type="float" office:value="0.373720527" calcext:value-type="float">
            <text:p>0.37372052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0.373871565" calcext:value-type="float">
            <text:p>0.373871565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office:value-type="float" office:value="0.374056637" calcext:value-type="float">
            <text:p>0.374056637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0.374336004" calcext:value-type="float">
            <text:p>0.374336004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75" calcext:value-type="float">
            <text:p>8275</text:p>
          </table:table-cell>
          <table:table-cell office:value-type="float" office:value="0.374582708" calcext:value-type="float">
            <text:p>0.374582708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0.374812931" calcext:value-type="float">
            <text:p>0.374812931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25" calcext:value-type="float">
            <text:p>8325</text:p>
          </table:table-cell>
          <table:table-cell office:value-type="float" office:value="0.375128031" calcext:value-type="float">
            <text:p>0.375128031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50" calcext:value-type="float">
            <text:p>8350</text:p>
          </table:table-cell>
          <table:table-cell office:value-type="float" office:value="0.3753075" calcext:value-type="float">
            <text:p>0.3753075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75" calcext:value-type="float">
            <text:p>8375</text:p>
          </table:table-cell>
          <table:table-cell office:value-type="float" office:value="0.375622243" calcext:value-type="float">
            <text:p>0.375622243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0.375768036" calcext:value-type="float">
            <text:p>0.375768036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25" calcext:value-type="float">
            <text:p>8425</text:p>
          </table:table-cell>
          <table:table-cell office:value-type="float" office:value="0.376073539" calcext:value-type="float">
            <text:p>0.37607353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50" calcext:value-type="float">
            <text:p>8450</text:p>
          </table:table-cell>
          <table:table-cell office:value-type="float" office:value="0.37629962" calcext:value-type="float">
            <text:p>0.37629962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75" calcext:value-type="float">
            <text:p>8475</text:p>
          </table:table-cell>
          <table:table-cell office:value-type="float" office:value="0.376428455" calcext:value-type="float">
            <text:p>0.376428455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0.376625836" calcext:value-type="float">
            <text:p>0.376625836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25" calcext:value-type="float">
            <text:p>8525</text:p>
          </table:table-cell>
          <table:table-cell office:value-type="float" office:value="0.376672387" calcext:value-type="float">
            <text:p>0.376672387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50" calcext:value-type="float">
            <text:p>8550</text:p>
          </table:table-cell>
          <table:table-cell office:value-type="float" office:value="0.376777232" calcext:value-type="float">
            <text:p>0.37677723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75" calcext:value-type="float">
            <text:p>8575</text:p>
          </table:table-cell>
          <table:table-cell office:value-type="float" office:value="0.376817316" calcext:value-type="float">
            <text:p>0.376817316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0.376859933" calcext:value-type="float">
            <text:p>0.376859933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25" calcext:value-type="float">
            <text:p>8625</text:p>
          </table:table-cell>
          <table:table-cell office:value-type="float" office:value="0.37687847" calcext:value-type="float">
            <text:p>0.37687847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50" calcext:value-type="float">
            <text:p>8650</text:p>
          </table:table-cell>
          <table:table-cell office:value-type="float" office:value="0.376932979" calcext:value-type="float">
            <text:p>0.37693297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75" calcext:value-type="float">
            <text:p>8675</text:p>
          </table:table-cell>
          <table:table-cell office:value-type="float" office:value="0.376911759" calcext:value-type="float">
            <text:p>0.37691175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0.376860768" calcext:value-type="float">
            <text:p>0.376860768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25" calcext:value-type="float">
            <text:p>8725</text:p>
          </table:table-cell>
          <table:table-cell office:value-type="float" office:value="0.376785249" calcext:value-type="float">
            <text:p>0.376785249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office:value-type="float" office:value="0.376612216" calcext:value-type="float">
            <text:p>0.376612216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75" calcext:value-type="float">
            <text:p>8775</text:p>
          </table:table-cell>
          <table:table-cell office:value-type="float" office:value="0.37647438" calcext:value-type="float">
            <text:p>0.37647438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0.376366436" calcext:value-type="float">
            <text:p>0.376366436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25" calcext:value-type="float">
            <text:p>8825</text:p>
          </table:table-cell>
          <table:table-cell office:value-type="float" office:value="0.376128197" calcext:value-type="float">
            <text:p>0.376128197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50" calcext:value-type="float">
            <text:p>8850</text:p>
          </table:table-cell>
          <table:table-cell office:value-type="float" office:value="0.375884056" calcext:value-type="float">
            <text:p>0.375884056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75" calcext:value-type="float">
            <text:p>8875</text:p>
          </table:table-cell>
          <table:table-cell office:value-type="float" office:value="0.375695795" calcext:value-type="float">
            <text:p>0.375695795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0.375463396" calcext:value-type="float">
            <text:p>0.375463396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25" calcext:value-type="float">
            <text:p>8925</text:p>
          </table:table-cell>
          <table:table-cell office:value-type="float" office:value="0.375339299" calcext:value-type="float">
            <text:p>0.375339299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50" calcext:value-type="float">
            <text:p>8950</text:p>
          </table:table-cell>
          <table:table-cell office:value-type="float" office:value="0.375126868" calcext:value-type="float">
            <text:p>0.375126868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75" calcext:value-type="float">
            <text:p>8975</text:p>
          </table:table-cell>
          <table:table-cell office:value-type="float" office:value="0.374928564" calcext:value-type="float">
            <text:p>0.37492856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0.374860138" calcext:value-type="float">
            <text:p>0.37486013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25" calcext:value-type="float">
            <text:p>9025</text:p>
          </table:table-cell>
          <table:table-cell office:value-type="float" office:value="0.374670744" calcext:value-type="float">
            <text:p>0.37467074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50" calcext:value-type="float">
            <text:p>9050</text:p>
          </table:table-cell>
          <table:table-cell office:value-type="float" office:value="0.37457794" calcext:value-type="float">
            <text:p>0.3745779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75" calcext:value-type="float">
            <text:p>9075</text:p>
          </table:table-cell>
          <table:table-cell office:value-type="float" office:value="0.374425858" calcext:value-type="float">
            <text:p>0.37442585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0.374304473" calcext:value-type="float">
            <text:p>0.374304473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25" calcext:value-type="float">
            <text:p>9125</text:p>
          </table:table-cell>
          <table:table-cell office:value-type="float" office:value="0.374285638" calcext:value-type="float">
            <text:p>0.37428563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50" calcext:value-type="float">
            <text:p>9150</text:p>
          </table:table-cell>
          <table:table-cell office:value-type="float" office:value="0.374249548" calcext:value-type="float">
            <text:p>0.37424954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75" calcext:value-type="float">
            <text:p>9175</text:p>
          </table:table-cell>
          <table:table-cell office:value-type="float" office:value="0.374286562" calcext:value-type="float">
            <text:p>0.374286562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0.374230653" calcext:value-type="float">
            <text:p>0.374230653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25" calcext:value-type="float">
            <text:p>9225</text:p>
          </table:table-cell>
          <table:table-cell office:value-type="float" office:value="0.374226898" calcext:value-type="float">
            <text:p>0.37422689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office:value-type="float" office:value="0.374280393" calcext:value-type="float">
            <text:p>0.374280393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75" calcext:value-type="float">
            <text:p>9275</text:p>
          </table:table-cell>
          <table:table-cell office:value-type="float" office:value="0.374388427" calcext:value-type="float">
            <text:p>0.37438842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0.37451914" calcext:value-type="float">
            <text:p>0.37451914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office:value-type="float" office:value="0.374561816" calcext:value-type="float">
            <text:p>0.374561816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50" calcext:value-type="float">
            <text:p>9350</text:p>
          </table:table-cell>
          <table:table-cell office:value-type="float" office:value="0.374575257" calcext:value-type="float">
            <text:p>0.374575257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75" calcext:value-type="float">
            <text:p>9375</text:p>
          </table:table-cell>
          <table:table-cell office:value-type="float" office:value="0.374633193" calcext:value-type="float">
            <text:p>0.374633193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0.374797136" calcext:value-type="float">
            <text:p>0.374797136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25" calcext:value-type="float">
            <text:p>9425</text:p>
          </table:table-cell>
          <table:table-cell office:value-type="float" office:value="0.374782205" calcext:value-type="float">
            <text:p>0.374782205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50" calcext:value-type="float">
            <text:p>9450</text:p>
          </table:table-cell>
          <table:table-cell office:value-type="float" office:value="0.374877065" calcext:value-type="float">
            <text:p>0.374877065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75" calcext:value-type="float">
            <text:p>9475</text:p>
          </table:table-cell>
          <table:table-cell office:value-type="float" office:value="0.375010371" calcext:value-type="float">
            <text:p>0.375010371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0.37506187" calcext:value-type="float">
            <text:p>0.37506187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359" calcext:value-type="float">
            <text:p>0.0359</text:p>
          </table:table-cell>
        </table:table-row>
        <table:table-row table:style-name="ro1">
          <table:table-cell/>
          <table:table-cell office:value-type="float" office:value="9525" calcext:value-type="float">
            <text:p>9525</text:p>
          </table:table-cell>
          <table:table-cell office:value-type="float" office:value="0.375136822" calcext:value-type="float">
            <text:p>0.375136822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767" calcext:value-type="float">
            <text:p>0.0767</text:p>
          </table:table-cell>
        </table:table-row>
        <table:table-row table:style-name="ro1">
          <table:table-cell/>
          <table:table-cell office:value-type="float" office:value="9550" calcext:value-type="float">
            <text:p>9550</text:p>
          </table:table-cell>
          <table:table-cell office:value-type="float" office:value="0.375286937" calcext:value-type="float">
            <text:p>0.375286937</text:p>
          </table:table-cell>
          <table:table-cell office:value-type="float" office:value="0.0995" calcext:value-type="float">
            <text:p>0.0995</text:p>
          </table:table-cell>
          <table:table-cell office:value-type="float" office:value="5" calcext:value-type="float">
            <text:p>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57" calcext:value-type="float">
            <text:p>0.0157</text:p>
          </table:table-cell>
          <table:table-cell table:formula="of:=[.F384]/[.G384]" office:value-type="float" office:value="4.64968152866242" calcext:value-type="float">
            <text:p>4.64968152866242</text:p>
          </table:table-cell>
          <table:table-cell table:number-columns-repeated="17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117699273" calcext:value-type="float">
            <text:p>0.117699273</text:p>
          </table:table-cell>
        </table:table-row>
        <table:table-row table:style-name="ro1">
          <table:table-cell/>
          <table:table-cell office:value-type="float" office:value="9575" calcext:value-type="float">
            <text:p>9575</text:p>
          </table:table-cell>
          <table:table-cell office:value-type="float" office:value="0.375324637" calcext:value-type="float">
            <text:p>0.375324637</text:p>
          </table:table-cell>
          <table:table-cell office:value-type="float" office:value="0.0995" calcext:value-type="float">
            <text:p>0.0995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04" calcext:value-type="float">
            <text:p>0.0404</text:p>
          </table:table-cell>
          <table:table-cell table:formula="of:=[.F385]/[.G385]" office:value-type="float" office:value="5.04950495049505" calcext:value-type="float">
            <text:p>5.04950495049505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63" calcext:value-type="float">
            <text:p>0.00963</text:p>
          </table:table-cell>
          <table:table-cell table:formula="of:=[.J385]/[.K385]" office:value-type="float" office:value="1.86915887850467" calcext:value-type="float">
            <text:p>1.86915887850467</text:p>
          </table:table-cell>
          <table:table-cell table:number-columns-repeated="13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6156067" calcext:value-type="float">
            <text:p>0.16156067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0.375419647" calcext:value-type="float">
            <text:p>0.375419647</text:p>
          </table:table-cell>
          <table:table-cell office:value-type="float" office:value="0.0996" calcext:value-type="float">
            <text:p>0.0996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994" calcext:value-type="float">
            <text:p>0.0994</text:p>
          </table:table-cell>
          <table:table-cell table:formula="of:=[.F386]/[.G386]" office:value-type="float" office:value="3.77263581488934" calcext:value-type="float">
            <text:p>3.7726358148893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74" calcext:value-type="float">
            <text:p>0.0174</text:p>
          </table:table-cell>
          <table:table-cell table:formula="of:=[.J386]/[.K386]" office:value-type="float" office:value="5.74712643678161" calcext:value-type="float">
            <text:p>5.74712643678161</text:p>
          </table:table-cell>
          <table:table-cell table:number-columns-repeated="13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.207638815" calcext:value-type="float">
            <text:p>0.207638815</text:p>
          </table:table-cell>
        </table:table-row>
        <table:table-row table:style-name="ro1">
          <table:table-cell/>
          <table:table-cell office:value-type="float" office:value="9625" calcext:value-type="float">
            <text:p>9625</text:p>
          </table:table-cell>
          <table:table-cell office:value-type="float" office:value="0.375446022" calcext:value-type="float">
            <text:p>0.375446022</text:p>
          </table:table-cell>
          <table:table-cell office:value-type="float" office:value="0.0996" calcext:value-type="float">
            <text:p>0.0996</text:p>
          </table:table-cell>
          <table:table-cell office:value-type="float" office:value="20" calcext:value-type="float">
            <text:p>20</text:p>
          </table:table-cell>
          <table:table-cell office:value-type="float" office:value="0.561" calcext:value-type="float">
            <text:p>0.561</text:p>
          </table:table-cell>
          <table:table-cell office:value-type="float" office:value="0.197" calcext:value-type="float">
            <text:p>0.197</text:p>
          </table:table-cell>
          <table:table-cell table:formula="of:=[.F387]/[.G387]" office:value-type="float" office:value="2.84771573604061" calcext:value-type="float">
            <text:p>2.84771573604061</text:p>
          </table:table-cell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0573" calcext:value-type="float">
            <text:p>0.0573</text:p>
          </table:table-cell>
          <table:table-cell table:formula="of:=[.J387]/[.K387]" office:value-type="float" office:value="4.88656195462478" calcext:value-type="float">
            <text:p>4.88656195462478</text:p>
          </table:table-cell>
          <table:table-cell table:number-columns-repeated="13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254864961" calcext:value-type="float">
            <text:p>0.254864961</text:p>
          </table:table-cell>
        </table:table-row>
        <table:table-row table:style-name="ro1">
          <table:table-cell/>
          <table:table-cell office:value-type="float" office:value="9650" calcext:value-type="float">
            <text:p>9650</text:p>
          </table:table-cell>
          <table:table-cell office:value-type="float" office:value="0.375549376" calcext:value-type="float">
            <text:p>0.375549376</text:p>
          </table:table-cell>
          <table:table-cell office:value-type="float" office:value="0.0996" calcext:value-type="float">
            <text:p>0.0996</text:p>
          </table:table-cell>
          <table:table-cell office:value-type="float" office:value="25" calcext:value-type="float">
            <text:p>25</text:p>
          </table:table-cell>
          <table:table-cell office:value-type="float" office:value="0.753" calcext:value-type="float">
            <text:p>0.753</text:p>
          </table:table-cell>
          <table:table-cell office:value-type="float" office:value="0.332" calcext:value-type="float">
            <text:p>0.332</text:p>
          </table:table-cell>
          <table:table-cell table:formula="of:=[.F388]/[.G388]" office:value-type="float" office:value="2.26807228915663" calcext:value-type="float">
            <text:p>2.26807228915663</text:p>
          </table:table-cell>
          <table:table-cell office:value-type="float" office:value="15" calcext:value-type="float">
            <text:p>15</text:p>
          </table:table-cell>
          <table:table-cell office:value-type="float" office:value="0.486" calcext:value-type="float">
            <text:p>0.486</text:p>
          </table:table-cell>
          <table:table-cell office:value-type="float" office:value="0.135" calcext:value-type="float">
            <text:p>0.135</text:p>
          </table:table-cell>
          <table:table-cell table:formula="of:=[.J388]/[.K388]" office:value-type="float" office:value="3.6" calcext:value-type="float">
            <text:p>3.6</text:p>
          </table:table-cell>
          <table:table-cell table:number-columns-repeated="13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.301306546" calcext:value-type="float">
            <text:p>0.301306546</text:p>
          </table:table-cell>
        </table:table-row>
        <table:table-row table:style-name="ro1">
          <table:table-cell/>
          <table:table-cell office:value-type="float" office:value="9675" calcext:value-type="float">
            <text:p>9675</text:p>
          </table:table-cell>
          <table:table-cell office:value-type="float" office:value="0.375587732" calcext:value-type="float">
            <text:p>0.375587732</text:p>
          </table:table-cell>
          <table:table-cell office:value-type="float" office:value="0.0996" calcext:value-type="float">
            <text:p>0.0996</text:p>
          </table:table-cell>
          <table:table-cell office:value-type="float" office:value="30" calcext:value-type="float">
            <text:p>30</text:p>
          </table:table-cell>
          <table:table-cell office:value-type="float" office:value="0.831" calcext:value-type="float">
            <text:p>0.831</text:p>
          </table:table-cell>
          <table:table-cell office:value-type="float" office:value="0.448" calcext:value-type="float">
            <text:p>0.448</text:p>
          </table:table-cell>
          <table:table-cell table:formula="of:=[.F389]/[.G389]" office:value-type="float" office:value="1.85491071428571" calcext:value-type="float">
            <text:p>1.85491071428571</text:p>
          </table:table-cell>
          <table:table-cell office:value-type="float" office:value="20" calcext:value-type="float">
            <text:p>20</text:p>
          </table:table-cell>
          <table:table-cell office:value-type="float" office:value="0.691" calcext:value-type="float">
            <text:p>0.691</text:p>
          </table:table-cell>
          <table:table-cell office:value-type="float" office:value="0.254" calcext:value-type="float">
            <text:p>0.254</text:p>
          </table:table-cell>
          <table:table-cell table:formula="of:=[.J389]/[.K389]" office:value-type="float" office:value="2.72047244094488" calcext:value-type="float">
            <text:p>2.72047244094488</text:p>
          </table:table-cell>
          <table:table-cell table:number-columns-repeated="6"/>
          <table:table-cell office:value-type="string" calcext:value-type="string">
            <text:p>Drag Flat Plate</text:p>
          </table:table-cell>
          <table:table-cell table:number-columns-repeated="6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345954359" calcext:value-type="float">
            <text:p>0.345954359</text:p>
          </table:table-cell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0.375593692" calcext:value-type="float">
            <text:p>0.375593692</text:p>
          </table:table-cell>
          <table:table-cell office:value-type="float" office:value="0.0996" calcext:value-type="float">
            <text:p>0.0996</text:p>
          </table:table-cell>
          <table:table-cell/>
          <table:table-cell office:value-type="string" calcext:value-type="string">
            <text:p>Drag Subsoni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23" calcext:value-type="float">
            <text:p>0.923</text:p>
          </table:table-cell>
          <table:table-cell office:value-type="float" office:value="0.432" calcext:value-type="float">
            <text:p>0.432</text:p>
          </table:table-cell>
          <table:table-cell table:formula="of:=[.J390]/[.K390]" office:value-type="float" office:value="2.13657407407407" calcext:value-type="float">
            <text:p>2.13657407407407</text:p>
          </table:table-cell>
          <table:table-cell table:number-columns-repeated="6"/>
          <table:table-cell office:value-type="string" calcext:value-type="string">
            <text:p>CL/CD Flat Plate</text:p>
          </table:table-cell>
          <table:table-cell table:number-columns-repeated="6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.388514191" calcext:value-type="float">
            <text:p>0.388514191</text:p>
          </table:table-cell>
        </table:table-row>
        <table:table-row table:style-name="ro1">
          <table:table-cell/>
          <table:table-cell office:value-type="float" office:value="9725" calcext:value-type="float">
            <text:p>9725</text:p>
          </table:table-cell>
          <table:table-cell office:value-type="float" office:value="0.375673443" calcext:value-type="float">
            <text:p>0.375673443</text:p>
          </table:table-cell>
          <table:table-cell office:value-type="float" office:value="0.0996" calcext:value-type="float">
            <text:p>0.0996</text:p>
          </table:table-cell>
          <table:table-cell/>
          <table:table-cell office:value-type="string" calcext:value-type="string">
            <text:p>CL/CD Subsoni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36" calcext:value-type="float">
            <text:p>0.936</text:p>
          </table:table-cell>
          <table:table-cell office:value-type="float" office:value="0.54" calcext:value-type="float">
            <text:p>0.54</text:p>
          </table:table-cell>
          <table:table-cell table:formula="of:=[.J391]/[.K391]" office:value-type="float" office:value="1.73333333333333" calcext:value-type="float">
            <text:p>1.73333333333333</text:p>
          </table:table-cell>
          <table:table-cell table:number-columns-repeated="13"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427582741" calcext:value-type="float">
            <text:p>0.427582741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office:value-type="float" office:value="0.375601411" calcext:value-type="float">
            <text:p>0.375601411</text:p>
          </table:table-cell>
          <table:table-cell office:value-type="float" office:value="0.0996" calcext:value-type="float">
            <text:p>0.099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047" calcext:value-type="float">
            <text:p>1.047</text:p>
          </table:table-cell>
          <table:table-cell office:value-type="float" office:value="0.729" calcext:value-type="float">
            <text:p>0.729</text:p>
          </table:table-cell>
          <table:table-cell table:formula="of:=[.J392]/[.K392]" office:value-type="float" office:value="1.43621399176955" calcext:value-type="float">
            <text:p>1.43621399176955</text:p>
          </table:table-cell>
          <table:table-cell table:number-columns-repeated="13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463031352" calcext:value-type="float">
            <text:p>0.463031352</text:p>
          </table:table-cell>
        </table:table-row>
        <table:table-row table:style-name="ro1">
          <table:table-cell/>
          <table:table-cell office:value-type="float" office:value="9775" calcext:value-type="float">
            <text:p>9775</text:p>
          </table:table-cell>
          <table:table-cell office:value-type="float" office:value="0.375630766" calcext:value-type="float">
            <text:p>0.375630766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495900601" calcext:value-type="float">
            <text:p>0.495900601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0.375600338" calcext:value-type="float">
            <text:p>0.375600338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5281443" calcext:value-type="float">
            <text:p>0.5281443</text:p>
          </table:table-cell>
        </table:table-row>
        <table:table-row table:style-name="ro1">
          <table:table-cell/>
          <table:table-cell office:value-type="float" office:value="9825" calcext:value-type="float">
            <text:p>9825</text:p>
          </table:table-cell>
          <table:table-cell office:value-type="float" office:value="0.375613302" calcext:value-type="float">
            <text:p>0.375613302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560640514" calcext:value-type="float">
            <text:p>0.560640514</text:p>
          </table:table-cell>
        </table:table-row>
        <table:table-row table:style-name="ro1">
          <table:table-cell/>
          <table:table-cell office:value-type="float" office:value="9850" calcext:value-type="float">
            <text:p>9850</text:p>
          </table:table-cell>
          <table:table-cell office:value-type="float" office:value="0.375654161" calcext:value-type="float">
            <text:p>0.375654161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592874587" calcext:value-type="float">
            <text:p>0.592874587</text:p>
          </table:table-cell>
        </table:table-row>
        <table:table-row table:style-name="ro1">
          <table:table-cell/>
          <table:table-cell office:value-type="float" office:value="9875" calcext:value-type="float">
            <text:p>9875</text:p>
          </table:table-cell>
          <table:table-cell office:value-type="float" office:value="0.375570267" calcext:value-type="float">
            <text:p>0.375570267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623625517" calcext:value-type="float">
            <text:p>0.623625517</text:p>
          </table:table-cell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0.375566214" calcext:value-type="float">
            <text:p>0.375566214</text:p>
          </table:table-cell>
          <table:table-cell office:value-type="float" office:value="0.0996" calcext:value-type="float">
            <text:p>0.0996</text:p>
          </table:table-cell>
          <table:table-cell table:number-columns-repeated="11"/>
          <table:table-cell office:value-type="string" calcext:value-type="string">
            <text:p>Subsonic Aerofoil</text:p>
          </table:table-cell>
          <table:table-cell table:number-columns-repeated="9"/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0.651737511" calcext:value-type="float">
            <text:p>0.651737511</text:p>
          </table:table-cell>
        </table:table-row>
        <table:table-row table:style-name="ro1">
          <table:table-cell/>
          <table:table-cell office:value-type="float" office:value="9925" calcext:value-type="float">
            <text:p>9925</text:p>
          </table:table-cell>
          <table:table-cell office:value-type="float" office:value="0.375534803" calcext:value-type="float">
            <text:p>0.375534803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675212324" calcext:value-type="float">
            <text:p>0.675212324</text:p>
          </table:table-cell>
        </table:table-row>
        <table:table-row table:style-name="ro1">
          <table:table-cell/>
          <table:table-cell office:value-type="float" office:value="9950" calcext:value-type="float">
            <text:p>9950</text:p>
          </table:table-cell>
          <table:table-cell office:value-type="float" office:value="0.375407964" calcext:value-type="float">
            <text:p>0.375407964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.692920208" calcext:value-type="float">
            <text:p>0.692920208</text:p>
          </table:table-cell>
        </table:table-row>
        <table:table-row table:style-name="ro1">
          <table:table-cell/>
          <table:table-cell office:value-type="float" office:value="9975" calcext:value-type="float">
            <text:p>9975</text:p>
          </table:table-cell>
          <table:table-cell office:value-type="float" office:value="0.375350654" calcext:value-type="float">
            <text:p>0.375350654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06686556" calcext:value-type="float">
            <text:p>0.70668655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31212" calcext:value-type="float">
            <text:p>0.37531212</text:p>
          </table:table-cell>
          <table:table-cell office:value-type="float" office:value="0.0995" calcext:value-type="float">
            <text:p>0.0995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table:number-columns-repeated="13"/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.719383955" calcext:value-type="float">
            <text:p>0.7193839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731716692" calcext:value-type="float">
            <text:p>0.7317166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0.741835892" calcext:value-type="float">
            <text:p>0.7418358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string" calcext:value-type="string">
            <text:p>Diamond</text:p>
          </table:table-cell>
          <table:table-cell table:number-columns-repeated="5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47858763" calcext:value-type="float">
            <text:p>0.7478587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0.749878585" calcext:value-type="float">
            <text:p>0.74987858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office:value-type="string" calcext:value-type="string">
            <text:p>Flat Pla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8" calcext:value-type="float">
            <text:p>0.018</text:p>
          </table:table-cell>
          <table:table-cell table:formula="of:=[.U407]/[.V407]" office:value-type="float" office:value="5.72222222222222" calcext:value-type="float">
            <text:p>5.72222222222222</text:p>
          </table:table-cell>
          <table:table-cell table:number-columns-repeated="2"/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75026983" calcext:value-type="float">
            <text:p>0.750269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0565" calcext:value-type="float">
            <text:p>0.0565</text:p>
          </table:table-cell>
          <table:table-cell table:formula="of:=[.U408]/[.V408]" office:value-type="float" office:value="4.95575221238938" calcext:value-type="float">
            <text:p>4.95575221238938</text:p>
          </table:table-cell>
          <table:table-cell table:number-columns-repeated="2"/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0.751128972" calcext:value-type="float">
            <text:p>0.75112897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.134" calcext:value-type="float">
            <text:p>0.134</text:p>
          </table:table-cell>
          <table:table-cell table:formula="of:=[.U409]/[.V409]" office:value-type="float" office:value="3.58208955223881" calcext:value-type="float">
            <text:p>3.58208955223881</text:p>
          </table:table-cell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751718879" calcext:value-type="float">
            <text:p>0.7517188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5" calcext:value-type="float">
            <text:p>0.255</text:p>
          </table:table-cell>
          <table:table-cell table:formula="of:=[.U410]/[.V410]" office:value-type="float" office:value="2.73725490196078" calcext:value-type="float">
            <text:p>2.73725490196078</text:p>
          </table:table-cell>
          <table:table-cell table:number-columns-repeated="2"/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0.75037843" calcext:value-type="float">
            <text:p>0.7503784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0.894" calcext:value-type="float">
            <text:p>0.894</text:p>
          </table:table-cell>
          <table:table-cell office:value-type="float" office:value="0.413" calcext:value-type="float">
            <text:p>0.413</text:p>
          </table:table-cell>
          <table:table-cell table:formula="of:=[.U411]/[.V411]" office:value-type="float" office:value="2.16464891041162" calcext:value-type="float">
            <text:p>2.16464891041162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746875942" calcext:value-type="float">
            <text:p>0.74687594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0.924" calcext:value-type="float">
            <text:p>0.924</text:p>
          </table:table-cell>
          <table:table-cell office:value-type="float" office:value="0.532" calcext:value-type="float">
            <text:p>0.532</text:p>
          </table:table-cell>
          <table:table-cell table:formula="of:=[.U412]/[.V412]" office:value-type="float" office:value="1.73684210526316" calcext:value-type="float">
            <text:p>1.73684210526316</text:p>
          </table:table-cell>
          <table:table-cell table:number-columns-repeated="2"/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0.74284476" calcext:value-type="float">
            <text:p>0.742844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739673674" calcext:value-type="float">
            <text:p>0.73967367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0.737181008" calcext:value-type="float">
            <text:p>0.7371810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.73377341" calcext:value-type="float">
            <text:p>0.733773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0.728904963" calcext:value-type="float">
            <text:p>0.7289049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72329694" calcext:value-type="float">
            <text:p>0.723296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0.718239486" calcext:value-type="float">
            <text:p>0.71823948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0.713849962" calcext:value-type="float">
            <text:p>0.7138499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0.709709525" calcext:value-type="float">
            <text:p>0.70970952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05054998" calcext:value-type="float">
            <text:p>0.7050549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0.700019956" calcext:value-type="float">
            <text:p>0.7000199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0.695147216" calcext:value-type="float">
            <text:p>0.6951472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0.690674901" calcext:value-type="float">
            <text:p>0.6906749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.686271966" calcext:value-type="float">
            <text:p>0.6862719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0.68171984" calcext:value-type="float">
            <text:p>0.6817198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0.676626086" calcext:value-type="float">
            <text:p>0.67662608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0.671699762" calcext:value-type="float">
            <text:p>0.6716997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667190194" calcext:value-type="float">
            <text:p>0.6671901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0.663011312" calcext:value-type="float">
            <text:p>0.6630113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58937335" calcext:value-type="float">
            <text:p>0.6589373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0.654519081" calcext:value-type="float">
            <text:p>0.65451908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0.650264263" calcext:value-type="float">
            <text:p>0.6502642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0.646417856" calcext:value-type="float">
            <text:p>0.6464178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.643150091" calcext:value-type="float">
            <text:p>0.6431500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0.640129447" calcext:value-type="float">
            <text:p>0.64012944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637264609" calcext:value-type="float">
            <text:p>0.6372646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25" calcext:value-type="float">
            <text:p>1425</text:p>
          </table:table-cell>
          <table:table-cell table:style-name="ce1" office:value-type="float" office:value="0.634506166" calcext:value-type="float">
            <text:p>0.6345061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0.632066667" calcext:value-type="float">
            <text:p>0.6320666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0.63031739" calcext:value-type="float">
            <text:p>0.6303173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28621757" calcext:value-type="float">
            <text:p>0.6286217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0.626937807" calcext:value-type="float">
            <text:p>0.62693780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0.625053465" calcext:value-type="float">
            <text:p>0.6250534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0.623274326" calcext:value-type="float">
            <text:p>0.62327432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0.622057557" calcext:value-type="float">
            <text:p>0.6220575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0.620800495" calcext:value-type="float">
            <text:p>0.6208004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0.619570494" calcext:value-type="float">
            <text:p>0.6195704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0.618178129" calcext:value-type="float">
            <text:p>0.6181781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0.616895735" calcext:value-type="float">
            <text:p>0.6168957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25" calcext:value-type="float">
            <text:p>1725</text:p>
          </table:table-cell>
          <table:table-cell table:style-name="ce1" office:value-type="float" office:value="0.61573559" calcext:value-type="float">
            <text:p>0.615735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0.615082622" calcext:value-type="float">
            <text:p>0.61508262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0.614153504" calcext:value-type="float">
            <text:p>0.61415350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.613271832" calcext:value-type="float">
            <text:p>0.61327183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0.612019181" calcext:value-type="float">
            <text:p>0.61201918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0.611444414" calcext:value-type="float">
            <text:p>0.6114444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610885262" calcext:value-type="float">
            <text:p>0.6108852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0.61026603" calcext:value-type="float">
            <text:p>0.6102660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0.609324872" calcext:value-type="float">
            <text:p>0.60932487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0.608776748" calcext:value-type="float">
            <text:p>0.60877674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0.608479083" calcext:value-type="float">
            <text:p>0.6084790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08276069" calcext:value-type="float">
            <text:p>0.6082760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08425796" calcext:value-type="float">
            <text:p>0.6084257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0.608697534" calcext:value-type="float">
            <text:p>0.60869753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0.609294891" calcext:value-type="float">
            <text:p>0.609294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610378623" calcext:value-type="float">
            <text:p>0.61037862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0.612050891" calcext:value-type="float">
            <text:p>0.612050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0.614164352" calcext:value-type="float">
            <text:p>0.6141643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75" calcext:value-type="float">
            <text:p>2175</text:p>
          </table:table-cell>
          <table:table-cell table:style-name="ce1" office:value-type="float" office:value="0.616869748" calcext:value-type="float">
            <text:p>0.61686974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0.620187879" calcext:value-type="float">
            <text:p>0.6201878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25" calcext:value-type="float">
            <text:p>2225</text:p>
          </table:table-cell>
          <table:table-cell table:style-name="ce1" office:value-type="float" office:value="0.624521673" calcext:value-type="float">
            <text:p>0.6245216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0.629630446" calcext:value-type="float">
            <text:p>0.62963044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75" calcext:value-type="float">
            <text:p>2275</text:p>
          </table:table-cell>
          <table:table-cell table:style-name="ce1" office:value-type="float" office:value="0.63552916" calcext:value-type="float">
            <text:p>0.635529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0.642123938" calcext:value-type="float">
            <text:p>0.64212393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25" calcext:value-type="float">
            <text:p>2325</text:p>
          </table:table-cell>
          <table:table-cell table:style-name="ce1" office:value-type="float" office:value="0.649472296" calcext:value-type="float">
            <text:p>0.6494722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0.657812536" calcext:value-type="float">
            <text:p>0.65781253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0.666773975" calcext:value-type="float">
            <text:p>0.6667739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.676182151" calcext:value-type="float">
            <text:p>0.67618215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25" calcext:value-type="float">
            <text:p>2425</text:p>
          </table:table-cell>
          <table:table-cell table:style-name="ce1" office:value-type="float" office:value="0.685828269" calcext:value-type="float">
            <text:p>0.6858282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Diamond Mach 2.5</text:p>
          </table:table-cell>
          <table:table-cell table:number-columns-repeated="16"/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0.695958436" calcext:value-type="float">
            <text:p>0.69595843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75" calcext:value-type="float">
            <text:p>2475</text:p>
          </table:table-cell>
          <table:table-cell table:style-name="ce1" office:value-type="float" office:value="0.706464529" calcext:value-type="float">
            <text:p>0.7064645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717176139" calcext:value-type="float">
            <text:p>0.71717613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523" calcext:value-type="float">
            <text:p>0.0523</text:p>
          </table:table-cell>
          <table:table-cell table:formula="of:=[.I482]/[.J482]" office:value-type="float" office:value="4.32122370936902" calcext:value-type="float">
            <text:p>4.32122370936902</text:p>
          </table:table-cell>
          <table:table-cell table:number-columns-repeated="14"/>
          <table:table-cell table:style-name="ce1" office:value-type="float" office:value="2525" calcext:value-type="float">
            <text:p>2525</text:p>
          </table:table-cell>
          <table:table-cell table:style-name="ce1" office:value-type="float" office:value="0.727732897" calcext:value-type="float">
            <text:p>0.7277328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86" calcext:value-type="float">
            <text:p>0.0986</text:p>
          </table:table-cell>
          <table:table-cell table:formula="of:=[.I483]/[.J483]" office:value-type="float" office:value="3.36713995943205" calcext:value-type="float">
            <text:p>3.36713995943205</text:p>
          </table:table-cell>
          <table:table-cell table:number-columns-repeated="14"/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0.738409758" calcext:value-type="float">
            <text:p>0.7384097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166" calcext:value-type="float">
            <text:p>0.166</text:p>
          </table:table-cell>
          <table:table-cell table:formula="of:=[.I484]/[.J484]" office:value-type="float" office:value="2.59036144578313" calcext:value-type="float">
            <text:p>2.59036144578313</text:p>
          </table:table-cell>
          <table:table-cell table:number-columns-repeated="14"/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.749071121" calcext:value-type="float">
            <text:p>0.7490711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0.759511709" calcext:value-type="float">
            <text:p>0.7595117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0.769832015" calcext:value-type="float">
            <text:p>0.76983201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0.779411316" calcext:value-type="float">
            <text:p>0.7794113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0.788732708" calcext:value-type="float">
            <text:p>0.7887327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.797575176" calcext:value-type="float">
            <text:p>0.7975751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25" calcext:value-type="float">
            <text:p>2725</text:p>
          </table:table-cell>
          <table:table-cell table:style-name="ce1" office:value-type="float" office:value="0.806168675" calcext:value-type="float">
            <text:p>0.8061686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0.813839376" calcext:value-type="float">
            <text:p>0.8138393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Flat </text:p>
          </table:table-cell>
          <table:table-cell table:number-columns-repeated="16"/>
          <table:table-cell table:style-name="ce1" office:value-type="float" office:value="2775" calcext:value-type="float">
            <text:p>2775</text:p>
          </table:table-cell>
          <table:table-cell table:style-name="ce1" office:value-type="float" office:value="0.821158946" calcext:value-type="float">
            <text:p>0.82115894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.827669144" calcext:value-type="float">
            <text:p>0.8276691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84" calcext:value-type="float">
            <text:p>0.0184</text:p>
          </table:table-cell>
          <table:table-cell table:formula="of:=[.I494]/[.J494]" office:value-type="float" office:value="6.57608695652174" calcext:value-type="float">
            <text:p>6.57608695652174</text:p>
          </table:table-cell>
          <table:table-cell table:number-columns-repeated="14"/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0.833507597" calcext:value-type="float">
            <text:p>0.8335075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97" calcext:value-type="float">
            <text:p>0.0497</text:p>
          </table:table-cell>
          <table:table-cell table:formula="of:=[.I495]/[.J495]" office:value-type="float" office:value="4.1851106639839" calcext:value-type="float">
            <text:p>4.1851106639839</text:p>
          </table:table-cell>
          <table:table-cell table:number-columns-repeated="14"/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0.839078367" calcext:value-type="float">
            <text:p>0.8390783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96" calcext:value-type="float">
            <text:p>0.0996</text:p>
          </table:table-cell>
          <table:table-cell table:formula="of:=[.I496]/[.J496]" office:value-type="float" office:value="3.49397590361446" calcext:value-type="float">
            <text:p>3.49397590361446</text:p>
          </table:table-cell>
          <table:table-cell table:number-columns-repeated="14"/>
          <table:table-cell table:style-name="ce1" office:value-type="float" office:value="2875" calcext:value-type="float">
            <text:p>2875</text:p>
          </table:table-cell>
          <table:table-cell table:style-name="ce1" office:value-type="float" office:value="0.843756795" calcext:value-type="float">
            <text:p>0.8437567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48" calcext:value-type="float">
            <text:p>0.448</text:p>
          </table:table-cell>
          <table:table-cell office:value-type="float" office:value="0.169" calcext:value-type="float">
            <text:p>0.169</text:p>
          </table:table-cell>
          <table:table-cell table:formula="of:=[.I497]/[.J497]" office:value-type="float" office:value="2.6508875739645" calcext:value-type="float">
            <text:p>2.6508875739645</text:p>
          </table:table-cell>
          <table:table-cell table:number-columns-repeated="14"/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0.847682595" calcext:value-type="float">
            <text:p>0.8476825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925" calcext:value-type="float">
            <text:p>2925</text:p>
          </table:table-cell>
          <table:table-cell table:style-name="ce1" office:value-type="float" office:value="0.850844443" calcext:value-type="float">
            <text:p>0.85084444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0.853637218" calcext:value-type="float">
            <text:p>0.85363721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Subsonic</text:p>
          </table:table-cell>
          <table:table-cell table:number-columns-repeated="16"/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.855973959" calcext:value-type="float">
            <text:p>0.8559739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857759714" calcext:value-type="float">
            <text:p>0.8577597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table:formula="of:=[.I502]/[.J502]" office:value-type="float" office:value="4.56521739130435" calcext:value-type="float">
            <text:p>4.56521739130435</text:p>
          </table:table-cell>
          <table:table-cell table:number-columns-repeated="14"/>
          <table:table-cell table:style-name="ce1" office:value-type="float" office:value="3025" calcext:value-type="float">
            <text:p>3025</text:p>
          </table:table-cell>
          <table:table-cell table:style-name="ce1" office:value-type="float" office:value="0.859283447" calcext:value-type="float">
            <text:p>0.85928344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97" calcext:value-type="float">
            <text:p>0.0497</text:p>
          </table:table-cell>
          <table:table-cell table:formula="of:=[.I503]/[.J503]" office:value-type="float" office:value="4.1851106639839" calcext:value-type="float">
            <text:p>4.1851106639839</text:p>
          </table:table-cell>
          <table:table-cell table:number-columns-repeated="14"/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0.860414088" calcext:value-type="float">
            <text:p>0.86041408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.32</text:p>
          </table:table-cell>
          <table:table-cell office:value-type="float" office:value="0.104" calcext:value-type="float">
            <text:p>0.104</text:p>
          </table:table-cell>
          <table:table-cell table:formula="of:=[.I504]/[.J504]" office:value-type="float" office:value="3.07692307692308" calcext:value-type="float">
            <text:p>3.07692307692308</text:p>
          </table:table-cell>
          <table:table-cell table:number-columns-repeated="14"/>
          <table:table-cell table:style-name="ce1" office:value-type="float" office:value="3075" calcext:value-type="float">
            <text:p>3075</text:p>
          </table:table-cell>
          <table:table-cell table:style-name="ce1" office:value-type="float" office:value="0.861363292" calcext:value-type="float">
            <text:p>0.8613632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[.I505]/[.J505]" office:value-type="string" office:string-value="" calcext:value-type="error">
            <text:p>#DIV/0!</text:p>
          </table:table-cell>
          <table:table-cell table:number-columns-repeated="14"/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0.862388611" calcext:value-type="float">
            <text:p>0.86238861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0.863267899" calcext:value-type="float">
            <text:p>0.86326789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.863949597" calcext:value-type="float">
            <text:p>0.8639495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75" calcext:value-type="float">
            <text:p>3175</text:p>
          </table:table-cell>
          <table:table-cell table:style-name="ce1" office:value-type="float" office:value="0.86506182" calcext:value-type="float">
            <text:p>0.8650618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.86590457" calcext:value-type="float">
            <text:p>0.865904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25" calcext:value-type="float">
            <text:p>3225</text:p>
          </table:table-cell>
          <table:table-cell table:style-name="ce1" office:value-type="float" office:value="0.867109179" calcext:value-type="float">
            <text:p>0.8671091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0.868669331" calcext:value-type="float">
            <text:p>0.8686693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0.870152891" calcext:value-type="float">
            <text:p>0.870152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.872142613" calcext:value-type="float">
            <text:p>0.87214261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0.873869359" calcext:value-type="float">
            <text:p>0.8738693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0.87602073" calcext:value-type="float">
            <text:p>0.876020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0.878626883" calcext:value-type="float">
            <text:p>0.8786268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.881197155" calcext:value-type="float">
            <text:p>0.8811971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0.883818209" calcext:value-type="float">
            <text:p>0.8838182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0.886433244" calcext:value-type="float">
            <text:p>0.8864332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0.889109075" calcext:value-type="float">
            <text:p>0.8891090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0.891863465" calcext:value-type="float">
            <text:p>0.8918634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25" calcext:value-type="float">
            <text:p>3525</text:p>
          </table:table-cell>
          <table:table-cell table:style-name="ce1" office:value-type="float" office:value="0.894519031" calcext:value-type="float">
            <text:p>0.8945190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0.897124767" calcext:value-type="float">
            <text:p>0.8971247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75" calcext:value-type="float">
            <text:p>3575</text:p>
          </table:table-cell>
          <table:table-cell table:style-name="ce1" office:value-type="float" office:value="0.899607837" calcext:value-type="float">
            <text:p>0.89960783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.902057469" calcext:value-type="float">
            <text:p>0.9020574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0.904599667" calcext:value-type="float">
            <text:p>0.9045996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0.906873822" calcext:value-type="float">
            <text:p>0.90687382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75" calcext:value-type="float">
            <text:p>3675</text:p>
          </table:table-cell>
          <table:table-cell table:style-name="ce1" office:value-type="float" office:value="0.908973098" calcext:value-type="float">
            <text:p>0.9089730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.910857618" calcext:value-type="float">
            <text:p>0.91085761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0.912927687" calcext:value-type="float">
            <text:p>0.91292768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0.914839864" calcext:value-type="float">
            <text:p>0.9148398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75" calcext:value-type="float">
            <text:p>3775</text:p>
          </table:table-cell>
          <table:table-cell table:style-name="ce1" office:value-type="float" office:value="0.916476727" calcext:value-type="float">
            <text:p>0.91647672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.918213844" calcext:value-type="float">
            <text:p>0.9182138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0.91979301" calcext:value-type="float">
            <text:p>0.919793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.921221435" calcext:value-type="float">
            <text:p>0.9212214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75" calcext:value-type="float">
            <text:p>3875</text:p>
          </table:table-cell>
          <table:table-cell table:style-name="ce1" office:value-type="float" office:value="0.922636509" calcext:value-type="float">
            <text:p>0.9226365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.924049079" calcext:value-type="float">
            <text:p>0.9240490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25" calcext:value-type="float">
            <text:p>3925</text:p>
          </table:table-cell>
          <table:table-cell table:style-name="ce1" office:value-type="float" office:value="0.925132096" calcext:value-type="float">
            <text:p>0.9251320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.926272213" calcext:value-type="float">
            <text:p>0.92627221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0.927352726" calcext:value-type="float">
            <text:p>0.92735272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928135097" calcext:value-type="float">
            <text:p>0.9281350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.929087341" calcext:value-type="float">
            <text:p>0.9290873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0.929964006" calcext:value-type="float">
            <text:p>0.92996400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0.930661261" calcext:value-type="float">
            <text:p>0.93066126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.93132174" calcext:value-type="float">
            <text:p>0.9313217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25" calcext:value-type="float">
            <text:p>4125</text:p>
          </table:table-cell>
          <table:table-cell table:style-name="ce1" office:value-type="float" office:value="0.931975007" calcext:value-type="float">
            <text:p>0.93197500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0.932496071" calcext:value-type="float">
            <text:p>0.93249607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0.932823479" calcext:value-type="float">
            <text:p>0.9328234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.933296204" calcext:value-type="float">
            <text:p>0.93329620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25" calcext:value-type="float">
            <text:p>4225</text:p>
          </table:table-cell>
          <table:table-cell table:style-name="ce1" office:value-type="float" office:value="0.933802545" calcext:value-type="float">
            <text:p>0.93380254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0.934262514" calcext:value-type="float">
            <text:p>0.9342625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75" calcext:value-type="float">
            <text:p>4275</text:p>
          </table:table-cell>
          <table:table-cell table:style-name="ce1" office:value-type="float" office:value="0.93449533" calcext:value-type="float">
            <text:p>0.9344953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.934695244" calcext:value-type="float">
            <text:p>0.9346952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0.934982419" calcext:value-type="float">
            <text:p>0.93498241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.935248852" calcext:value-type="float">
            <text:p>0.9352488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75" calcext:value-type="float">
            <text:p>4375</text:p>
          </table:table-cell>
          <table:table-cell table:style-name="ce1" office:value-type="float" office:value="0.935434401" calcext:value-type="float">
            <text:p>0.9354344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.935537398" calcext:value-type="float">
            <text:p>0.9355373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0.935767949" calcext:value-type="float">
            <text:p>0.93576794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.935850382" calcext:value-type="float">
            <text:p>0.93585038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75" calcext:value-type="float">
            <text:p>4475</text:p>
          </table:table-cell>
          <table:table-cell table:style-name="ce1" office:value-type="float" office:value="0.935949802" calcext:value-type="float">
            <text:p>0.9359498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.935913861" calcext:value-type="float">
            <text:p>0.93591386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25" calcext:value-type="float">
            <text:p>4525</text:p>
          </table:table-cell>
          <table:table-cell table:style-name="ce1" office:value-type="float" office:value="0.935877323" calcext:value-type="float">
            <text:p>0.93587732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0.936027765" calcext:value-type="float">
            <text:p>0.9360277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75" calcext:value-type="float">
            <text:p>4575</text:p>
          </table:table-cell>
          <table:table-cell table:style-name="ce1" office:value-type="float" office:value="0.93582809" calcext:value-type="float">
            <text:p>0.935828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.935866833" calcext:value-type="float">
            <text:p>0.93586683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25" calcext:value-type="float">
            <text:p>4625</text:p>
          </table:table-cell>
          <table:table-cell table:style-name="ce1" office:value-type="float" office:value="0.935941041" calcext:value-type="float">
            <text:p>0.9359410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0.935949683" calcext:value-type="float">
            <text:p>0.9359496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0.935890257" calcext:value-type="float">
            <text:p>0.9358902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.9359231" calcext:value-type="float">
            <text:p>0.93592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0.936004817" calcext:value-type="float">
            <text:p>0.9360048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0.935927868" calcext:value-type="float">
            <text:p>0.93592786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75" calcext:value-type="float">
            <text:p>4775</text:p>
          </table:table-cell>
          <table:table-cell table:style-name="ce1" office:value-type="float" office:value="0.935969412" calcext:value-type="float">
            <text:p>0.9359694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.93581152" calcext:value-type="float">
            <text:p>0.935811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0.935982108" calcext:value-type="float">
            <text:p>0.9359821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.935864866" calcext:value-type="float">
            <text:p>0.9358648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75" calcext:value-type="float">
            <text:p>4875</text:p>
          </table:table-cell>
          <table:table-cell table:style-name="ce1" office:value-type="float" office:value="0.935875356" calcext:value-type="float">
            <text:p>0.9358753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.935923517" calcext:value-type="float">
            <text:p>0.9359235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25" calcext:value-type="float">
            <text:p>4925</text:p>
          </table:table-cell>
          <table:table-cell table:style-name="ce1" office:value-type="float" office:value="0.936024129" calcext:value-type="float">
            <text:p>0.9360241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.936083078" calcext:value-type="float">
            <text:p>0.93608307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75" calcext:value-type="float">
            <text:p>4975</text:p>
          </table:table-cell>
          <table:table-cell table:style-name="ce1" office:value-type="float" office:value="0.93613869" calcext:value-type="float">
            <text:p>0.93613869</text:p>
          </table:table-cell>
        </table:table-row>
      </table:table>
      <table:table table:name="SSUPER" table:style-name="ta1">
        <table:shapes>
          <draw:frame draw:z-index="0" draw:style-name="gr1" draw:text-style-name="P1" svg:width="18.583cm" svg:height="13.471cm" svg:x="20.295cm" svg:y="10.737cm">
            <draw:object draw:notify-on-update-of-ranges="SSUPER.E3:SSUPER.E6 SSUPER.D3:SSUPER.D6 SSUPER.B4:SSUPER.B4 SSUPER.E10:SSUPER.E13 SSUPER.B5:SSUPER.B5 SSUPER.E15:SSUPER.E18 SSUPER.D15:SSUPER.D18 SSUPER.D10:SSUPER.D13 SSUPER.B3:SSUPER.B3 SSUPER.E3:SSUPER.E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Mach 2.5" draw:style-name="gr1" draw:text-style-name="P1" svg:width="15.83cm" svg:height="13.578cm" svg:x="3.969cm" svg:y="10.58cm">
            <draw:object draw:notify-on-update-of-ranges="SSUPER.D10:SSUPER.D13 SSUPER.B4:SSUPER.B4 SSUPER.G10:SSUPER.G13 SSUPER.B3:SSUPER.B3 SSUPER.G3:SSUPER.G6 SSUPER.D3:SSUPER.D6 SSUPER.B5:SSUPER.B5 SSUPER.G15:SSUPER.G18 SSUPER.D3:SSUPER.D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</table:table-row>
        <table:table-row table:style-name="ro1">
          <table:table-cell/>
          <table:table-cell office:value-type="string" calcext:value-type="string">
            <text:p>Subsonic Profi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32" calcext:value-type="float">
            <text:p>0.0232</text:p>
          </table:table-cell>
          <table:table-cell table:formula="of:=[.E3]/[.F3]" office:value-type="float" office:value="4.48275862068966" calcext:value-type="float">
            <text:p>4.48275862068966</text:p>
          </table:table-cell>
        </table:table-row>
        <table:table-row table:style-name="ro1">
          <table:table-cell/>
          <table:table-cell office:value-type="string" calcext:value-type="string">
            <text:p>Flat Pl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07" calcext:value-type="float">
            <text:p>0.207</text:p>
          </table:table-cell>
          <table:table-cell office:value-type="float" office:value="0.05" calcext:value-type="float">
            <text:p>0.05</text:p>
          </table:table-cell>
          <table:table-cell table:formula="of:=[.E4]/[.F4]" office:value-type="float" office:value="4.14" calcext:value-type="float">
            <text:p>4.14</text:p>
          </table:table-cell>
        </table:table-row>
        <table:table-row table:style-name="ro1">
          <table:table-cell/>
          <table:table-cell office:value-type="string" calcext:value-type="string">
            <text:p>Diamond Wedg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0936" calcext:value-type="float">
            <text:p>0.0936</text:p>
          </table:table-cell>
          <table:table-cell table:formula="of:=[.E5]/[.F5]" office:value-type="float" office:value="3.2051282051282" calcext:value-type="float">
            <text:p>3.205128205128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84" calcext:value-type="float">
            <text:p>0.384</text:p>
          </table:table-cell>
          <table:table-cell office:value-type="float" office:value="0.151" calcext:value-type="float">
            <text:p>0.151</text:p>
          </table:table-cell>
          <table:table-cell table:formula="of:=[.E6]/[.F6]" office:value-type="float" office:value="2.54304635761589" calcext:value-type="float">
            <text:p>2.54304635761589</text:p>
          </table:table-cell>
        </table:table-row>
        <table:table-row table:style-name="ro1">
          <table:table-cell table:number-columns-repeated="6"/>
          <table:table-cell table:formula="of:=[.E7]/[.F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[.E8]/[.F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[.E9]/[.F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87" calcext:value-type="float">
            <text:p>0.0187</text:p>
          </table:table-cell>
          <table:table-cell table:formula="of:=[.E10]/[.F10]" office:value-type="float" office:value="6.52406417112299" calcext:value-type="float">
            <text:p>6.5240641711229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2" calcext:value-type="float">
            <text:p>0.242</text:p>
          </table:table-cell>
          <table:table-cell office:value-type="float" office:value="0.0502" calcext:value-type="float">
            <text:p>0.0502</text:p>
          </table:table-cell>
          <table:table-cell table:formula="of:=[.E11]/[.F11]" office:value-type="float" office:value="4.8207171314741" calcext:value-type="float">
            <text:p>4.820717131474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51" calcext:value-type="float">
            <text:p>0.351</text:p>
          </table:table-cell>
          <table:table-cell office:value-type="float" office:value="0.101" calcext:value-type="float">
            <text:p>0.101</text:p>
          </table:table-cell>
          <table:table-cell table:formula="of:=[.E12]/[.F12]" office:value-type="float" office:value="3.47524752475247" calcext:value-type="float">
            <text:p>3.4752475247524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office:value-type="float" office:value="0.17" calcext:value-type="float">
            <text:p>0.17</text:p>
          </table:table-cell>
          <table:table-cell table:formula="of:=[.E13]/[.F13]" office:value-type="float" office:value="2.64705882352941" calcext:value-type="float">
            <text:p>2.64705882352941</text:p>
          </table:table-cell>
        </table:table-row>
        <table:table-row table:style-name="ro1">
          <table:table-cell table:number-columns-repeated="6"/>
          <table:table-cell table:formula="of:=[.E14]/[.F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12" calcext:value-type="float">
            <text:p>0.0212</text:p>
          </table:table-cell>
          <table:table-cell table:formula="of:=[.E15]/[.F15]" office:value-type="float" office:value="5.42452830188679" calcext:value-type="float">
            <text:p>5.4245283018867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08" calcext:value-type="float">
            <text:p>0.0508</text:p>
          </table:table-cell>
          <table:table-cell table:formula="of:=[.E16]/[.F16]" office:value-type="float" office:value="4.48818897637795" calcext:value-type="float">
            <text:p>4.4881889763779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85" calcext:value-type="float">
            <text:p>0.0985</text:p>
          </table:table-cell>
          <table:table-cell table:formula="of:=[.E17]/[.F17]" office:value-type="float" office:value="3.34010152284264" calcext:value-type="float">
            <text:p>3.340101522842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164" calcext:value-type="float">
            <text:p>0.164</text:p>
          </table:table-cell>
          <table:table-cell table:formula="of:=[.E18]/[.F18]" office:value-type="float" office:value="2.58536585365854" calcext:value-type="float">
            <text:p>2.58536585365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4:37:25.370864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07:31.103893173</meta:creation-date>
    <dc:date>2024-01-25T16:03:34.862812323</dc:date>
    <meta:editing-duration>PT27M16S</meta:editing-duration>
    <meta:editing-cycles>2</meta:editing-cycles>
    <meta:generator>LibreOffice/7.1.8.1$Linux_X86_64 LibreOffice_project/10$Build-1</meta:generator>
    <meta:document-statistic meta:table-count="2" meta:cell-count="1801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01cm" svg:y="4.203cm" style:legend-expansion="high" chart:style-name="ch2"/>
        <chart:plot-area chart:style-name="ch3" table:cell-range-address="Sheet1.C2:Sheet1.C402" chart:data-source-has-labels="row" svg:x="0.319cm" svg:y="0.18cm" svg:width="13.063cm" svg:height="8.645cm">
          <chart:coordinate-region svg:x="1.231cm" svg:y="0.301cm" svg:width="12.01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402" chart:label-cell-address="Sheet1.C2:Sheet1.C2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F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383982">
                <text:p>0.100383982</text:p>
                <draw:g>
                  <svg:desc>Sheet1.C3:Sheet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579256">
                <text:p>0.20057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806763">
                <text:p>0.279806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0470234">
                <text:p>0.330470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643344">
                <text:p>0.36164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2243335">
                <text:p>0.38224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386368">
                <text:p>0.395386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5292848">
                <text:p>0.395292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5461897">
                <text:p>0.38546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2992396">
                <text:p>0.372992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217443">
                <text:p>0.363217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45431">
                <text:p>0.355545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649114">
                <text:p>0.348649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389931">
                <text:p>0.34389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685786">
                <text:p>0.333685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0611894">
                <text:p>0.320611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1103255">
                <text:p>0.311103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615174">
                <text:p>0.306615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762972">
                <text:p>0.303762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6627641">
                <text:p>0.296627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551459">
                <text:p>0.285551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942581">
                <text:p>0.276942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752779">
                <text:p>0.273752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3082316">
                <text:p>0.273082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2771925">
                <text:p>0.272771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1986604">
                <text:p>0.271986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1263897">
                <text:p>0.271263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9288391">
                <text:p>0.269288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6694754">
                <text:p>0.266694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133947">
                <text:p>0.265133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5815914">
                <text:p>0.265815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0534664">
                <text:p>0.270534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9405028">
                <text:p>0.279405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2808473">
                <text:p>0.292808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2918276">
                <text:p>0.312918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604303">
                <text:p>0.33604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6217116">
                <text:p>0.356217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0861888">
                <text:p>0.37086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069805">
                <text:p>0.379069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1042928">
                <text:p>0.381042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499236">
                <text:p>0.376499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180841">
                <text:p>0.368180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7698947">
                <text:p>0.357698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7705394">
                <text:p>0.347705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0453357">
                <text:p>0.3404533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564508">
                <text:p>0.33564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2853407">
                <text:p>0.332853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0440938">
                <text:p>0.330440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666981">
                <text:p>0.326666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0970386">
                <text:p>0.320970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2864453">
                <text:p>0.312864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1864415">
                <text:p>0.30186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9111614">
                <text:p>0.2891116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5927633">
                <text:p>0.27592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2677014">
                <text:p>0.262677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160728">
                <text:p>0.252160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4985923">
                <text:p>0.244985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447406">
                <text:p>0.24244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4606063">
                <text:p>0.244606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0625998">
                <text:p>0.250625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9797364">
                <text:p>0.259797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9940645">
                <text:p>0.26994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9773533">
                <text:p>0.279773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001209">
                <text:p>0.288001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4486165">
                <text:p>0.294486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9892038">
                <text:p>0.299892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3391904">
                <text:p>0.303391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6587964">
                <text:p>0.306587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620423">
                <text:p>0.308620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063363">
                <text:p>0.31063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1793864">
                <text:p>0.311793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2954873">
                <text:p>0.312954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3872933">
                <text:p>0.313872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5414757">
                <text:p>0.315414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7043304">
                <text:p>0.317043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9286644">
                <text:p>0.3192866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1551204">
                <text:p>0.321551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4027389">
                <text:p>0.324027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818479">
                <text:p>0.325818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7658176">
                <text:p>0.327658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8768522">
                <text:p>0.328768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9576582">
                <text:p>0.329576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0040962">
                <text:p>0.330040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9620034">
                <text:p>0.329620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8800797">
                <text:p>0.328800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8122765">
                <text:p>0.328122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7240169">
                <text:p>0.327240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6829731">
                <text:p>0.326829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051789">
                <text:p>0.3270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8068644">
                <text:p>0.328068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839617">
                <text:p>0.329839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2739949">
                <text:p>0.332739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6375445">
                <text:p>0.336375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150923">
                <text:p>0.340150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4706059">
                <text:p>0.344706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9347442">
                <text:p>0.349347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4498446">
                <text:p>0.3544984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9277934">
                <text:p>0.359277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411792">
                <text:p>0.36411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867696">
                <text:p>0.36867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2891963">
                <text:p>0.372891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6026839">
                <text:p>0.376026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9398674">
                <text:p>0.379398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1607562">
                <text:p>0.381607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3300364">
                <text:p>0.383300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455072">
                <text:p>0.384550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5827065">
                <text:p>0.385827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6755228">
                <text:p>0.386755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7584776">
                <text:p>0.387584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8541937">
                <text:p>0.388541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9734596">
                <text:p>0.389734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0795559">
                <text:p>0.390795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1767979">
                <text:p>0.391767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281252">
                <text:p>0.39281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93743932">
                <text:p>0.3937439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4435734">
                <text:p>0.394435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4817352">
                <text:p>0.39481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9489463">
                <text:p>0.39489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4508302">
                <text:p>0.3945083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3835396">
                <text:p>0.393835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3044919">
                <text:p>0.393044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1913861">
                <text:p>0.3919138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0859634">
                <text:p>0.390859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9608353">
                <text:p>0.389608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8381243">
                <text:p>0.388381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7140155">
                <text:p>0.387140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4995162">
                <text:p>0.384995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3089513">
                <text:p>0.383089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0778968">
                <text:p>0.380778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8297091">
                <text:p>0.378297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5920981">
                <text:p>0.3759209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3197824">
                <text:p>0.373197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0753556">
                <text:p>0.370753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8387759">
                <text:p>0.3683877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504341">
                <text:p>0.366504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4692569">
                <text:p>0.364692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3260537">
                <text:p>0.363260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1608684">
                <text:p>0.361608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0720694">
                <text:p>0.360720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9682053">
                <text:p>0.3596820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697593">
                <text:p>0.358697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73072">
                <text:p>0.358173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7885629">
                <text:p>0.3578856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395649">
                <text:p>0.357395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7181191">
                <text:p>0.357181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989294">
                <text:p>0.3569892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6899202">
                <text:p>0.3568992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6468022">
                <text:p>0.3564680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6311828">
                <text:p>0.356311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6321841">
                <text:p>0.356321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6494933">
                <text:p>0.3564949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7111245">
                <text:p>0.357111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7818753">
                <text:p>0.3578187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58522087">
                <text:p>0.358522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947904">
                <text:p>0.35947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558987">
                <text:p>0.360558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1599773">
                <text:p>0.361599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262536">
                <text:p>0.362625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3736093">
                <text:p>0.363736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4398092">
                <text:p>0.364398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5085274">
                <text:p>0.365085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5921229">
                <text:p>0.365921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7154509">
                <text:p>0.3671545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8358403">
                <text:p>0.368358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9747281">
                <text:p>0.3697472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1101648">
                <text:p>0.371101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2564226">
                <text:p>0.372564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73939693">
                <text:p>0.3739396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5042707">
                <text:p>0.3750427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6046896">
                <text:p>0.3760468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7238512">
                <text:p>0.377238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836805">
                <text:p>0.37836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9317492">
                <text:p>0.379317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9927218">
                <text:p>0.3799272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0158544">
                <text:p>0.380158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0328447">
                <text:p>0.3803284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0411536">
                <text:p>0.380411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0083323">
                <text:p>0.380083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956661">
                <text:p>0.379566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9172415">
                <text:p>0.3791724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8401071">
                <text:p>0.378401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750271">
                <text:p>0.377502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6786321">
                <text:p>0.376786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5947505">
                <text:p>0.375947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5068605">
                <text:p>0.3750686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4053925">
                <text:p>0.3740539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3075604">
                <text:p>0.373075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1893734">
                <text:p>0.371893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0875359">
                <text:p>0.370875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0152324">
                <text:p>0.370152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9173318">
                <text:p>0.3691733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8383706">
                <text:p>0.3683837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742422">
                <text:p>0.36742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6447389">
                <text:p>0.3664473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543395">
                <text:p>0.365543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4883661">
                <text:p>0.364883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4239991">
                <text:p>0.364239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3610268">
                <text:p>0.363610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3146722">
                <text:p>0.3631467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2924606">
                <text:p>0.362924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2783372">
                <text:p>0.3627833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2672418">
                <text:p>0.362672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2863451">
                <text:p>0.3628634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2843454">
                <text:p>0.362843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321184">
                <text:p>0.36321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3515645">
                <text:p>0.3635156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3820851">
                <text:p>0.3638208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4183277">
                <text:p>0.3641832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4552915">
                <text:p>0.3645529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5098089">
                <text:p>0.365098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5639746">
                <text:p>0.3656397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6245478">
                <text:p>0.3662454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784155">
                <text:p>0.366784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7507964">
                <text:p>0.367507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42784">
                <text:p>0.368142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568748">
                <text:p>0.3685687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9500488">
                <text:p>0.369500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0424509">
                <text:p>0.370424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1331543">
                <text:p>0.3713315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2252107">
                <text:p>0.372252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2997165">
                <text:p>0.3729971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3789489">
                <text:p>0.373789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4750555">
                <text:p>0.374750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75323653">
                <text:p>0.3753236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76002967">
                <text:p>0.376002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6594335">
                <text:p>0.3765943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7073109">
                <text:p>0.377073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7669722">
                <text:p>0.3776697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8125221">
                <text:p>0.378125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8374815">
                <text:p>0.378374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8738225">
                <text:p>0.378738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907666">
                <text:p>0.379076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9515916">
                <text:p>0.3795159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0049586">
                <text:p>0.380049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0293667">
                <text:p>0.380293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0433112">
                <text:p>0.380433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0504698">
                <text:p>0.380504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0544931">
                <text:p>0.380544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0851984">
                <text:p>0.3808519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0739182">
                <text:p>0.380739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0673736">
                <text:p>0.380673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80619109">
                <text:p>0.3806191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80501181">
                <text:p>0.3805011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0515248">
                <text:p>0.3805152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0250722">
                <text:p>0.380250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009879">
                <text:p>0.380098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959522">
                <text:p>0.379595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914297">
                <text:p>0.37914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8462851">
                <text:p>0.3784628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7868325">
                <text:p>0.3778683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7284259">
                <text:p>0.377284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6636893">
                <text:p>0.3766368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6028299">
                <text:p>0.3760282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41765">
                <text:p>0.375417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4690264">
                <text:p>0.3746902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403065">
                <text:p>0.374030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410255">
                <text:p>0.373410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2728109">
                <text:p>0.372728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2179896">
                <text:p>0.372179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1557772">
                <text:p>0.3715577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1320337">
                <text:p>0.371320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0796084">
                <text:p>0.3707960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023142">
                <text:p>0.37023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9629443">
                <text:p>0.3696294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9387984">
                <text:p>0.369387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8966609">
                <text:p>0.3689666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8660033">
                <text:p>0.3686600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8395776">
                <text:p>0.368395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8267119">
                <text:p>0.368267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8177056">
                <text:p>0.368177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8188143">
                <text:p>0.3681881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8347108">
                <text:p>0.368347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8488222">
                <text:p>0.368488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8736744">
                <text:p>0.368736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68941247">
                <text:p>0.3689412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69248241">
                <text:p>0.3692482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69652748">
                <text:p>0.369652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010631">
                <text:p>0.370106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0671421">
                <text:p>0.3706714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1336102">
                <text:p>0.371336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187317">
                <text:p>0.37187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239787">
                <text:p>0.372397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3219401">
                <text:p>0.373219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4016225">
                <text:p>0.374016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4681979">
                <text:p>0.3746819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538144">
                <text:p>0.37538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6098633">
                <text:p>0.3760986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6732111">
                <text:p>0.376732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721467">
                <text:p>0.377214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7761573">
                <text:p>0.377761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489166">
                <text:p>0.3784891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82784">
                <text:p>0.378827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9197657">
                <text:p>0.3791976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9507393">
                <text:p>0.3795073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784107">
                <text:p>0.3797841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9911274">
                <text:p>0.3799112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032361">
                <text:p>0.3800323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01591">
                <text:p>0.38001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0020499">
                <text:p>0.3800204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890323">
                <text:p>0.3798903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783064">
                <text:p>0.379783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537016">
                <text:p>0.379537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303455">
                <text:p>0.379303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060805">
                <text:p>0.3790608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78801137">
                <text:p>0.378801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8467917">
                <text:p>0.3784679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7972037">
                <text:p>0.377972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77537996">
                <text:p>0.377537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77125174">
                <text:p>0.3771251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76577586">
                <text:p>0.3765775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6036227">
                <text:p>0.3760362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5587732">
                <text:p>0.3755877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75161231">
                <text:p>0.3751612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4878198">
                <text:p>0.3748781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4523431">
                <text:p>0.3745234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4128878">
                <text:p>0.3741288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3862147">
                <text:p>0.373862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73620808">
                <text:p>0.3736208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7339592">
                <text:p>0.373395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3378575">
                <text:p>0.3733785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3223424">
                <text:p>0.373223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3226792">
                <text:p>0.3732267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3216182">
                <text:p>0.373216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3343319">
                <text:p>0.3733433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3405159">
                <text:p>0.3734051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65495">
                <text:p>0.3735654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3720527">
                <text:p>0.373720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3871565">
                <text:p>0.3738715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4056637">
                <text:p>0.3740566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4336004">
                <text:p>0.374336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4582708">
                <text:p>0.3745827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4812931">
                <text:p>0.3748129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5128031">
                <text:p>0.3751280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53075">
                <text:p>0.37530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5622243">
                <text:p>0.3756222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75768036">
                <text:p>0.375768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76073539">
                <text:p>0.3760735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7629962">
                <text:p>0.376299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76428455">
                <text:p>0.376428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76625836">
                <text:p>0.3766258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76672387">
                <text:p>0.3766723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76777232">
                <text:p>0.376777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76817316">
                <text:p>0.3768173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76859933">
                <text:p>0.376859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7687847">
                <text:p>0.376878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76932979">
                <text:p>0.376932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76911759">
                <text:p>0.3769117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76860768">
                <text:p>0.376860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76785249">
                <text:p>0.376785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76612216">
                <text:p>0.3766122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7647438">
                <text:p>0.376474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76366436">
                <text:p>0.3763664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76128197">
                <text:p>0.3761281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75884056">
                <text:p>0.375884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5695795">
                <text:p>0.375695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75463396">
                <text:p>0.3754633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5339299">
                <text:p>0.3753392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75126868">
                <text:p>0.375126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4928564">
                <text:p>0.3749285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860138">
                <text:p>0.374860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74670744">
                <text:p>0.374670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7457794">
                <text:p>0.374577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74425858">
                <text:p>0.3744258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74304473">
                <text:p>0.374304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74285638">
                <text:p>0.3742856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74249548">
                <text:p>0.374249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74286562">
                <text:p>0.3742865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74230653">
                <text:p>0.3742306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74226898">
                <text:p>0.3742268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4280393">
                <text:p>0.3742803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4388427">
                <text:p>0.3743884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451914">
                <text:p>0.374519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4561816">
                <text:p>0.3745618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575257">
                <text:p>0.3745752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633193">
                <text:p>0.374633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4797136">
                <text:p>0.3747971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4782205">
                <text:p>0.3747822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4877065">
                <text:p>0.3748770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5010371">
                <text:p>0.3750103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506187">
                <text:p>0.37506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5136822">
                <text:p>0.3751368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5286937">
                <text:p>0.3752869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5324637">
                <text:p>0.375324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5419647">
                <text:p>0.3754196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5446022">
                <text:p>0.3754460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5549376">
                <text:p>0.3755493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5587732">
                <text:p>0.3755877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5593692">
                <text:p>0.3755936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5673443">
                <text:p>0.3756734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75601411">
                <text:p>0.3756014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75630766">
                <text:p>0.3756307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75600338">
                <text:p>0.3756003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5613302">
                <text:p>0.3756133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75654161">
                <text:p>0.3756541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75570267">
                <text:p>0.3755702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75566214">
                <text:p>0.375566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75534803">
                <text:p>0.3755348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75407964">
                <text:p>0.3754079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75350654">
                <text:p>0.3753506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531212">
                <text:p>0.3753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scatter" chart:style-name="ch1">
        <chart:legend chart:legend-position="end" svg:x="13.067cm" svg:y="4.2cm" style:legend-expansion="high" chart:style-name="ch2"/>
        <chart:plot-area chart:style-name="ch3" table:cell-range-address="Sheet1.T407:Sheet1.T412 Sheet1.W407:Sheet1.W412" svg:x="0.319cm" svg:y="0.179cm" svg:width="12.429cm" svg:height="8.64cm">
          <chart:coordinate-region svg:x="0.755cm" svg:y="0.378cm" svg:width="11.8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407:Sheet1.W412" chart:class="chart:scatter">
            <chart:domain table:cell-range-address="Sheet1.T407:Sheet1.T41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5.72222222222222">
                <text:p>5.72222222222222</text:p>
                <draw:g>
                  <svg:desc>Sheet1.W407:Sheet1.W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95575221238938">
                <text:p>4.9557522123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58208955223881">
                <text:p>3.582089552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73725490196078">
                <text:p>2.7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.16464891041162">
                <text:p>2.16464891041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73684210526316">
                <text:p>1.736842105263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scatter" chart:style-name="ch1">
        <chart:legend chart:legend-position="end" svg:x="11.782cm" svg:y="3.707cm" style:legend-expansion="high" chart:style-name="ch2"/>
        <chart:plot-area chart:style-name="ch3" table:cell-range-address="Sheet1.H482:Sheet1.I484 Sheet1.I479:Sheet1.I479 Sheet1.I500:Sheet1.I500 Sheet1.I502:Sheet1.I504 Sheet1.I492:Sheet1.I492 Sheet1.I494:Sheet1.I497" chart:data-source-has-labels="row" svg:x="0.32cm" svg:y="0.18cm" svg:width="11.142cm" svg:height="8.649cm">
          <chart:coordinate-region svg:x="1.232cm" svg:y="0.379cm" svg:width="10.043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82:Sheet1.I484" chart:label-cell-address="Sheet1.I479:Sheet1.I479" chart:class="chart:scatter">
            <chart:domain table:cell-range-address="Sheet1.H482:Sheet1.H484"/>
            <chart:data-point chart:repeated="3"/>
          </chart:series>
          <chart:series chart:style-name="ch8" chart:values-cell-range-address="Sheet1.I502:Sheet1.I504" chart:label-cell-address="Sheet1.I500:Sheet1.I500" chart:class="chart:scatter">
            <chart:domain table:cell-range-address="Sheet1.H502:Sheet1.H504"/>
            <chart:data-point chart:repeated="3"/>
          </chart:series>
          <chart:series chart:style-name="ch9" chart:values-cell-range-address="Sheet1.I494:Sheet1.I497" chart:label-cell-address="Sheet1.I492:Sheet1.I492" chart:class="chart:scatter">
            <chart:domain table:cell-range-address="Sheet1.H494:Sheet1.H49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mond Mach 2.5</text:p>
                <draw:g>
                  <svg:desc>Sheet1.I479:Sheet1.I47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ubsonic</text:p>
                <draw:g>
                  <svg:desc>Sheet1.I500:Sheet1.I50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lat </text:p>
                <draw:g>
                  <svg:desc>Sheet1.I492:Sheet1.I4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82:Sheet1.H484</svg:desc>
                </draw:g>
              </table:table-cell>
              <table:table-cell office:value-type="float" office:value="0.226">
                <text:p>0.226</text:p>
                <draw:g>
                  <svg:desc>Sheet1.I482:Sheet1.I484</svg:desc>
                </draw:g>
              </table:table-cell>
              <table:table-cell office:value-type="float" office:value="5">
                <text:p>5</text:p>
                <draw:g>
                  <svg:desc>Sheet1.H502:Sheet1.H504</svg:desc>
                </draw:g>
              </table:table-cell>
              <table:table-cell office:value-type="float" office:value="0.105">
                <text:p>0.105</text:p>
                <draw:g>
                  <svg:desc>Sheet1.I502:Sheet1.I504</svg:desc>
                </draw:g>
              </table:table-cell>
              <table:table-cell office:value-type="float" office:value="5">
                <text:p>5</text:p>
                <draw:g>
                  <svg:desc>Sheet1.H494:Sheet1.H497</svg:desc>
                </draw:g>
              </table:table-cell>
              <table:table-cell office:value-type="float" office:value="0.121">
                <text:p>0.121</text:p>
                <draw:g>
                  <svg:desc>Sheet1.I494:Sheet1.I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332">
                <text:p>0.332</text:p>
              </table:table-cell>
              <table:table-cell office:value-type="float" office:value="10">
                <text:p>10</text:p>
              </table:table-cell>
              <table:table-cell office:value-type="float" office:value="0.208">
                <text:p>0.208</text:p>
              </table:table-cell>
              <table:table-cell office:value-type="float" office:value="10">
                <text:p>1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15">
                <text:p>1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448">
                <text:p>0.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scatter" chart:style-name="ch1">
        <chart:legend chart:legend-position="end" svg:x="11.782cm" svg:y="3.707cm" style:legend-expansion="high" chart:style-name="ch2"/>
        <chart:plot-area chart:style-name="ch3" table:cell-range-address="Sheet1.H482:Sheet1.H484 Sheet1.I479:Sheet1.I479 Sheet1.K482:Sheet1.K484 Sheet1.I500:Sheet1.I500 Sheet1.K502:Sheet1.K504 Sheet1.I492:Sheet1.I492 Sheet1.K494:Sheet1.K497" chart:data-source-has-labels="row" svg:x="0.32cm" svg:y="0.18cm" svg:width="11.142cm" svg:height="8.649cm">
          <chart:coordinate-region svg:x="0.756cm" svg:y="0.379cm" svg:width="10.52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482:Sheet1.K484" chart:label-cell-address="Sheet1.I479:Sheet1.I479" chart:class="chart:scatter">
            <chart:domain table:cell-range-address="Sheet1.H482:Sheet1.H484"/>
            <chart:data-point chart:repeated="3"/>
          </chart:series>
          <chart:series chart:style-name="ch8" chart:values-cell-range-address="Sheet1.K502:Sheet1.K504" chart:label-cell-address="Sheet1.I500:Sheet1.I500" chart:class="chart:scatter">
            <chart:domain table:cell-range-address="Sheet1.H502:Sheet1.H504"/>
            <chart:data-point chart:repeated="3"/>
          </chart:series>
          <chart:series chart:style-name="ch9" chart:values-cell-range-address="Sheet1.K494:Sheet1.K497" chart:label-cell-address="Sheet1.I492:Sheet1.I492" chart:class="chart:scatter">
            <chart:domain table:cell-range-address="Sheet1.H494:Sheet1.H49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mond Mach 2.5</text:p>
                <draw:g>
                  <svg:desc>Sheet1.I479:Sheet1.I47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ubsonic</text:p>
                <draw:g>
                  <svg:desc>Sheet1.I500:Sheet1.I50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lat </text:p>
                <draw:g>
                  <svg:desc>Sheet1.I492:Sheet1.I4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82:Sheet1.H484</svg:desc>
                </draw:g>
              </table:table-cell>
              <table:table-cell office:value-type="float" office:value="4.32122370936902">
                <text:p>4.32122370936902</text:p>
                <draw:g>
                  <svg:desc>Sheet1.K482:Sheet1.K484</svg:desc>
                </draw:g>
              </table:table-cell>
              <table:table-cell office:value-type="float" office:value="5">
                <text:p>5</text:p>
                <draw:g>
                  <svg:desc>Sheet1.H502:Sheet1.H504</svg:desc>
                </draw:g>
              </table:table-cell>
              <table:table-cell office:value-type="float" office:value="4.56521739130435">
                <text:p>4.56521739130435</text:p>
                <draw:g>
                  <svg:desc>Sheet1.K502:Sheet1.K504</svg:desc>
                </draw:g>
              </table:table-cell>
              <table:table-cell office:value-type="float" office:value="5">
                <text:p>5</text:p>
                <draw:g>
                  <svg:desc>Sheet1.H494:Sheet1.H497</svg:desc>
                </draw:g>
              </table:table-cell>
              <table:table-cell office:value-type="float" office:value="6.57608695652174">
                <text:p>6.57608695652174</text:p>
                <draw:g>
                  <svg:desc>Sheet1.K494:Sheet1.K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.36713995943205">
                <text:p>3.36713995943205</text:p>
              </table:table-cell>
              <table:table-cell office:value-type="float" office:value="10">
                <text:p>10</text:p>
              </table:table-cell>
              <table:table-cell office:value-type="float" office:value="4.1851106639839">
                <text:p>4.1851106639839</text:p>
              </table:table-cell>
              <table:table-cell office:value-type="float" office:value="10">
                <text:p>10</text:p>
              </table:table-cell>
              <table:table-cell office:value-type="float" office:value="4.1851106639839">
                <text:p>4.1851106639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59036144578313">
                <text:p>2.59036144578313</text:p>
              </table:table-cell>
              <table:table-cell office:value-type="float" office:value="15">
                <text:p>15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5">
                <text:p>15</text:p>
              </table:table-cell>
              <table:table-cell office:value-type="float" office:value="3.49397590361446">
                <text:p>3.49397590361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6508875739645">
                <text:p>2.65088757396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84cm" svg:height="13.472cm" xlink:href=".." xlink:type="simple" chart:class="chart:scatter" chart:style-name="ch1">
        <chart:title svg:x="8.931cm" svg:y="0.405cm" chart:style-name="ch2">
          <text:p>CL</text:p>
        </chart:title>
        <chart:subtitle svg:x="8.428cm" svg:y="1.453cm" chart:style-name="ch3">
          <text:p>Mach 2.5</text:p>
        </chart:subtitle>
        <chart:legend chart:legend-position="end" svg:x="14.726cm" svg:y="5.939cm" style:legend-expansion="high" chart:style-name="ch4"/>
        <chart:plot-area chart:style-name="ch5" table:cell-range-address="SSUPER.D3:SSUPER.E6 SSUPER.B3:SSUPER.B5 SSUPER.E10:SSUPER.E13 SSUPER.E15:SSUPER.E18" chart:data-source-has-labels="both" svg:x="0.371cm" svg:y="2.405cm" svg:width="13.984cm" svg:height="9.817cm">
          <chart:coordinate-region svg:x="1.283cm" svg:y="2.604cm" svg:width="12.886cm" svg:height="8.971cm"/>
          <chart:axis chart:dimension="x" chart:name="primary-x" chart:style-name="ch6" chartooo:axis-type="auto">
            <chart:title svg:x="6.247cm" svg:y="12.491cm" chart:style-name="ch7">
              <text:p>Angle of attack</text:p>
            </chart:title>
            <chart:categories table:cell-range-address="SSUPER.E3:SSUPER.E6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SUPER.E10:SSUPER.E13" chart:label-cell-address="SSUPER.B4:SSUPER.B4" chart:class="chart:scatter">
            <chart:domain table:cell-range-address="SSUPER.D3:SSUPER.D6"/>
            <chart:data-point chart:repeated="4"/>
          </chart:series>
          <chart:series chart:style-name="ch11" chart:values-cell-range-address="SSUPER.E15:SSUPER.E18" chart:label-cell-address="SSUPER.B5:SSUPER.B5" chart:class="chart:scatter">
            <chart:domain table:cell-range-address="SSUPER.D15:SSUPER.D18"/>
            <chart:data-point chart:repeated="4"/>
          </chart:series>
          <chart:series chart:style-name="ch12" chart:values-cell-range-address="SSUPER.E3:SSUPER.E6" chart:label-cell-address="SSUPER.B3:SSUPER.B3" chart:class="chart:scatter">
            <chart:domain table:cell-range-address="SSUPER.D10:SSUPER.D13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lat Plate</text:p>
                <draw:g>
                  <svg:desc>SSUPER.B4:SSUPER.B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Diamond Wedge</text:p>
                <draw:g>
                  <svg:desc>SSUPER.B5:SSUPER.B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ubsonic Profile</text:p>
                <draw:g>
                  <svg:desc>SSUPER.B3:SSUPER.B3</svg:desc>
                </draw:g>
              </table:table-cell>
            </table:table-row>
          </table:table-header-rows>
          <table:table-rows>
            <table:table-row>
              <table:table-cell office:value-type="float" office:value="0.104">
                <text:p>0.104</text:p>
                <draw:g>
                  <svg:desc>SSUPER.E3:SSUPER.E6</svg:desc>
                </draw:g>
              </table:table-cell>
              <table:table-cell office:value-type="float" office:value="5">
                <text:p>5</text:p>
                <draw:g>
                  <svg:desc>SSUPER.D3:SSUPER.D6</svg:desc>
                </draw:g>
              </table:table-cell>
              <table:table-cell office:value-type="float" office:value="0.122">
                <text:p>0.122</text:p>
                <draw:g>
                  <svg:desc>SSUPER.E10:SSUPER.E13</svg:desc>
                </draw:g>
              </table:table-cell>
              <table:table-cell office:value-type="float" office:value="5">
                <text:p>5</text:p>
                <draw:g>
                  <svg:desc>SSUPER.D15:SSUPER.D18</svg:desc>
                </draw:g>
              </table:table-cell>
              <table:table-cell office:value-type="float" office:value="0.115">
                <text:p>0.115</text:p>
                <draw:g>
                  <svg:desc>SSUPER.E15:SSUPER.E18</svg:desc>
                </draw:g>
              </table:table-cell>
              <table:table-cell office:value-type="float" office:value="5">
                <text:p>5</text:p>
                <draw:g>
                  <svg:desc>SSUPER.D10:SSUPER.D13</svg:desc>
                </draw:g>
              </table:table-cell>
              <table:table-cell office:value-type="float" office:value="0.104">
                <text:p>0.104</text:p>
                <draw:g>
                  <svg:desc>SSUPER.E3:SSUPER.E6</svg:desc>
                </draw:g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10">
                <text:p>10</text:p>
              </table:table-cell>
              <table:table-cell office:value-type="float" office:value="0.242">
                <text:p>0.242</text:p>
              </table:table-cell>
              <table:table-cell office:value-type="float" office:value="10">
                <text:p>10</text:p>
              </table:table-cell>
              <table:table-cell office:value-type="float" office:value="0.228">
                <text:p>0.228</text:p>
              </table:table-cell>
              <table:table-cell office:value-type="float" office:value="10">
                <text:p>10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  <table:table-cell office:value-type="float" office:value="0.351">
                <text:p>0.351</text:p>
              </table:table-cell>
              <table:table-cell office:value-type="float" office:value="15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84">
                <text:p>0.384</text:p>
              </table:table-cell>
              <table:table-cell office:value-type="float" office:value="20">
                <text:p>20</text:p>
              </table:table-cell>
              <table:table-cell office:value-type="float" office:value="0.45">
                <text:p>0.45</text:p>
              </table:table-cell>
              <table:table-cell office:value-type="float" office:value="20">
                <text:p>20</text:p>
              </table:table-cell>
              <table:table-cell office:value-type="float" office:value="0.424">
                <text:p>0.424</text:p>
              </table:table-cell>
              <table:table-cell office:value-type="float" office:value="20">
                <text:p>20</text:p>
              </table:table-cell>
              <table:table-cell office:value-type="float" office:value="0.384">
                <text:p>0.3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svg:stroke-color="#b3b3b3" draw:fill="solid" draw:fill-color="#ff0000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31cm" svg:height="13.579cm" xlink:href=".." xlink:type="simple" chart:class="chart:scatter" chart:style-name="ch1">
        <chart:title svg:x="7.17cm" svg:y="0.407cm" chart:style-name="ch2">
          <text:p>CL/CD</text:p>
        </chart:title>
        <chart:subtitle svg:x="7.051cm" svg:y="1.457cm" chart:style-name="ch3">
          <text:p>Mach 2.5</text:p>
        </chart:subtitle>
        <chart:legend chart:legend-position="end" svg:x="11.973cm" svg:y="5.992cm" style:legend-expansion="high" chart:style-name="ch4"/>
        <chart:plot-area chart:style-name="ch5" table:cell-range-address="SSUPER.D10:SSUPER.D13 SSUPER.B3:SSUPER.B5 SSUPER.G10:SSUPER.G13 SSUPER.G3:SSUPER.G6 SSUPER.G15:SSUPER.G18" chart:data-source-has-labels="row" svg:x="0.316cm" svg:y="2.411cm" svg:width="11.341cm" svg:height="9.916cm">
          <chart:coordinate-region svg:x="0.752cm" svg:y="2.611cm" svg:width="10.718cm" svg:height="9.069cm"/>
          <chart:axis chart:dimension="x" chart:name="primary-x" chart:style-name="ch6">
            <chart:title svg:x="4.963cm" svg:y="12.598cm" chart:style-name="ch7">
              <text:p>Angle of attck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SUPER.G10:SSUPER.G13" chart:label-cell-address="SSUPER.B4:SSUPER.B4" chart:class="chart:scatter">
            <chart:domain table:cell-range-address="SSUPER.D10:SSUPER.D13"/>
            <chart:data-point chart:repeated="4"/>
          </chart:series>
          <chart:series chart:style-name="ch11" chart:values-cell-range-address="SSUPER.G3:SSUPER.G6" chart:label-cell-address="SSUPER.B3:SSUPER.B3" chart:class="chart:scatter">
            <chart:domain table:cell-range-address="SSUPER.D3:SSUPER.D6"/>
            <chart:data-point chart:repeated="4"/>
          </chart:series>
          <chart:series chart:style-name="ch12" chart:values-cell-range-address="SSUPER.G15:SSUPER.G18" chart:label-cell-address="SSUPER.B5:SSUPER.B5" chart:class="chart:scatter">
            <chart:domain table:cell-range-address="SSUPER.D3:SSUPER.D6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lat Plate</text:p>
                <draw:g>
                  <svg:desc>SSUPER.B4:SSUPER.B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ubsonic Profile</text:p>
                <draw:g>
                  <svg:desc>SSUPER.B3:SSUPER.B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Diamond Wedge</text:p>
                <draw:g>
                  <svg:desc>SSUPER.B5:SSUPER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SUPER.D10:SSUPER.D13</svg:desc>
                </draw:g>
              </table:table-cell>
              <table:table-cell office:value-type="float" office:value="6.52406417112299">
                <text:p>6.52406417112299</text:p>
                <draw:g>
                  <svg:desc>SSUPER.G10:SSUPER.G13</svg:desc>
                </draw:g>
              </table:table-cell>
              <table:table-cell office:value-type="float" office:value="5">
                <text:p>5</text:p>
                <draw:g>
                  <svg:desc>SSUPER.D3:SSUPER.D6</svg:desc>
                </draw:g>
              </table:table-cell>
              <table:table-cell office:value-type="float" office:value="4.48275862068966">
                <text:p>4.48275862068966</text:p>
                <draw:g>
                  <svg:desc>SSUPER.G3:SSUPER.G6</svg:desc>
                </draw:g>
              </table:table-cell>
              <table:table-cell office:value-type="float" office:value="5">
                <text:p>5</text:p>
                <draw:g>
                  <svg:desc>SSUPER.D3:SSUPER.D6</svg:desc>
                </draw:g>
              </table:table-cell>
              <table:table-cell office:value-type="float" office:value="5.42452830188679">
                <text:p>5.42452830188679</text:p>
                <draw:g>
                  <svg:desc>SSUPER.G15:SSUPER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8207171314741">
                <text:p>4.8207171314741</text:p>
              </table:table-cell>
              <table:table-cell office:value-type="float" office:value="10">
                <text:p>10</text:p>
              </table:table-cell>
              <table:table-cell office:value-type="float" office:value="4.14">
                <text:p>4.14</text:p>
              </table:table-cell>
              <table:table-cell office:value-type="float" office:value="10">
                <text:p>10</text:p>
              </table:table-cell>
              <table:table-cell office:value-type="float" office:value="4.48818897637795">
                <text:p>4.48818897637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47524752475247">
                <text:p>3.47524752475247</text:p>
              </table:table-cell>
              <table:table-cell office:value-type="float" office:value="15">
                <text:p>15</text:p>
              </table:table-cell>
              <table:table-cell office:value-type="float" office:value="3.2051282051282">
                <text:p>3.2051282051282</text:p>
              </table:table-cell>
              <table:table-cell office:value-type="float" office:value="15">
                <text:p>15</text:p>
              </table:table-cell>
              <table:table-cell office:value-type="float" office:value="3.34010152284264">
                <text:p>3.34010152284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64705882352941">
                <text:p>2.64705882352941</text:p>
              </table:table-cell>
              <table:table-cell office:value-type="float" office:value="20">
                <text:p>20</text:p>
              </table:table-cell>
              <table:table-cell office:value-type="float" office:value="2.54304635761589">
                <text:p>2.54304635761589</text:p>
              </table:table-cell>
              <table:table-cell office:value-type="float" office:value="20">
                <text:p>20</text:p>
              </table:table-cell>
              <table:table-cell office:value-type="float" office:value="2.58536585365854">
                <text:p>2.585365853658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703cm" style:legend-expansion="high" chart:style-name="ch2"/>
        <chart:plot-area chart:style-name="ch3" table:cell-range-address="Sheet1.E384:Sheet1.F389 Sheet1.P398:Sheet1.P398 Sheet1.P407:Sheet1.P407 Sheet1.J385:Sheet1.J392 Sheet1.T405:Sheet1.T405 Sheet1.U407:Sheet1.U412" chart:data-source-has-labels="row" svg:x="0.255cm" svg:y="0.243cm" svg:width="11.317cm" svg:height="8.64cm">
          <chart:coordinate-region svg:x="0.982cm" svg:y="0.443cm" svg:width="10.40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84:Sheet1.F389" chart:label-cell-address="Sheet1.P398:Sheet1.P398" chart:class="chart:scatter">
            <chart:domain table:cell-range-address="Sheet1.E384:Sheet1.E389"/>
            <chart:data-point chart:repeated="6"/>
          </chart:series>
          <chart:series chart:style-name="ch7" chart:values-cell-range-address="Sheet1.J385:Sheet1.J392" chart:label-cell-address="Sheet1.P407:Sheet1.P407" chart:class="chart:scatter">
            <chart:domain table:cell-range-address="Sheet1.I385:Sheet1.I392"/>
            <chart:data-point chart:repeated="8"/>
          </chart:series>
          <chart:series chart:style-name="ch8" chart:values-cell-range-address="Sheet1.U407:Sheet1.U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bsonic Aerofoil</text:p>
                <draw:g>
                  <svg:desc>Sheet1.P398:Sheet1.P39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9</svg:desc>
                </draw:g>
              </table:table-cell>
              <table:table-cell office:value-type="float" office:value="0.073">
                <text:p>0.073</text:p>
                <draw:g>
                  <svg:desc>Sheet1.F384:Sheet1.F389</svg:desc>
                </draw:g>
              </table:table-cell>
              <table:table-cell office:value-type="float" office:value="2">
                <text:p>2</text:p>
                <draw:g>
                  <svg:desc>Sheet1.I385:Sheet1.I392</svg:desc>
                </draw:g>
              </table:table-cell>
              <table:table-cell office:value-type="float" office:value="0.018">
                <text:p>0.018</text:p>
                <draw:g>
                  <svg:desc>Sheet1.J385:Sheet1.J392</svg:desc>
                </draw:g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0.103">
                <text:p>0.103</text:p>
                <draw:g>
                  <svg:desc>Sheet1.U407:Sheet1.U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04">
                <text:p>0.204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5">
                <text:p>15</text:p>
              </table:table-cell>
              <table:table-cell office:value-type="float" office:value="0.486">
                <text:p>0.486</text:p>
              </table:table-cell>
              <table:table-cell office:value-type="float" office:value="20">
                <text:p>2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20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25">
                <text:p>2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831">
                <text:p>0.831</text:p>
              </table:table-cell>
              <table:table-cell office:value-type="float" office:value="25">
                <text:p>25</text:p>
              </table:table-cell>
              <table:table-cell office:value-type="float" office:value="0.923">
                <text:p>0.923</text:p>
              </table:table-cell>
              <table:table-cell office:value-type="float" office:value="30">
                <text:p>30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936">
                <text:p>0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.047">
                <text:p>1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35cm" svg:height="3.676cm" xlink:href=".." xlink:type="simple" chart:class="chart:scatter" chart:style-name="ch1">
        <chart:legend chart:legend-position="end" svg:x="3.709cm" svg:y="1.539cm" style:legend-expansion="high" chart:style-name="ch2"/>
        <chart:plot-area chart:style-name="ch3" table:cell-range-address="Sheet1.I385:Sheet1.J391 Sheet1.P407:Sheet1.P407" chart:data-source-has-labels="row" svg:x="0.13cm" svg:y="0.073cm" svg:width="3.449cm" svg:height="3.53cm">
          <chart:coordinate-region svg:x="0.857cm" svg:y="0.272cm" svg:width="2.535cm" svg:height="2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85:Sheet1.J391" chart:label-cell-address="Sheet1.P407:Sheet1.P407" chart:class="chart:scatter">
            <chart:domain table:cell-range-address="Sheet1.I385:Sheet1.I39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0.018">
                <text:p>0.018</text:p>
                <draw:g>
                  <svg:desc>Sheet1.J385:Sheet1.J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36">
                <text:p>0.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5cm" svg:height="3.657cm" xlink:href=".." xlink:type="simple" chart:class="chart:scatter" chart:style-name="ch1">
        <chart:legend chart:legend-position="end" svg:x="3.621cm" svg:y="1.33cm" style:legend-expansion="high" chart:style-name="ch2"/>
        <chart:plot-area chart:style-name="ch3" table:cell-range-address="Sheet1.E384:Sheet1.E388 Sheet1.F390:Sheet1.F390 Sheet1.G384:Sheet1.G388" chart:data-source-has-labels="row" svg:x="0.13cm" svg:y="0.073cm" svg:width="3.361cm" svg:height="3.511cm">
          <chart:coordinate-region svg:x="0.857cm" svg:y="0.272cm" svg:width="2.447cm" svg:height="2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84:Sheet1.G388" chart:label-cell-address="Sheet1.F390:Sheet1.F390" chart:class="chart:scatter">
            <chart:domain table:cell-range-address="Sheet1.E384:Sheet1.E388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rag Subsonic</text:p>
                <draw:g>
                  <svg:desc>Sheet1.F390:Sheet1.F3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8</svg:desc>
                </draw:g>
              </table:table-cell>
              <table:table-cell office:value-type="float" office:value="0.0157">
                <text:p>0.0157</text:p>
                <draw:g>
                  <svg:desc>Sheet1.G384:Sheet1.G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994">
                <text:p>0.0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32">
                <text:p>0.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8.972cm" xlink:href=".." xlink:type="simple" chart:class="chart:scatter" chart:style-name="ch1">
        <chart:legend chart:legend-position="end" svg:x="12.135cm" svg:y="3.689cm" style:legend-expansion="high" chart:style-name="ch2"/>
        <chart:plot-area chart:style-name="ch3" table:cell-range-address="Sheet1.E384:Sheet1.E389 Sheet1.F391:Sheet1.F391 Sheet1.H384:Sheet1.H389 Sheet1.P407:Sheet1.P407 Sheet1.L385:Sheet1.L391 Sheet1.T405:Sheet1.T405 Sheet1.W407:Sheet1.W412" chart:data-source-has-labels="row" svg:x="0.32cm" svg:y="0.179cm" svg:width="11.495cm" svg:height="8.614cm">
          <chart:coordinate-region svg:x="0.756cm" svg:y="0.379cm" svg:width="10.872cm" svg:height="7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84:Sheet1.H389" chart:label-cell-address="Sheet1.F391:Sheet1.F391" chart:class="chart:scatter">
            <chart:domain table:cell-range-address="Sheet1.E384:Sheet1.E389"/>
            <chart:data-point chart:repeated="6"/>
          </chart:series>
          <chart:series chart:style-name="ch8" chart:values-cell-range-address="Sheet1.L385:Sheet1.L391" chart:label-cell-address="Sheet1.P407:Sheet1.P407" chart:class="chart:scatter">
            <chart:domain table:cell-range-address="Sheet1.I385:Sheet1.I391"/>
            <chart:data-point chart:repeated="7"/>
          </chart:series>
          <chart:series chart:style-name="ch9" chart:values-cell-range-address="Sheet1.W407:Sheet1.W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L/CD Subsonic</text:p>
                <draw:g>
                  <svg:desc>Sheet1.F391:Sheet1.F39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9</svg:desc>
                </draw:g>
              </table:table-cell>
              <table:table-cell office:value-type="float" office:value="4.64968152866242">
                <text:p>4.64968152866242</text:p>
                <draw:g>
                  <svg:desc>Sheet1.H384:Sheet1.H389</svg:desc>
                </draw:g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1.86915887850467">
                <text:p>1.86915887850467</text:p>
                <draw:g>
                  <svg:desc>Sheet1.L385:Sheet1.L391</svg:desc>
                </draw:g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5.72222222222222">
                <text:p>5.72222222222222</text:p>
                <draw:g>
                  <svg:desc>Sheet1.W407:Sheet1.W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04950495049505">
                <text:p>5.04950495049505</text:p>
              </table:table-cell>
              <table:table-cell office:value-type="float" office:value="5">
                <text:p>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10">
                <text:p>10</text:p>
              </table:table-cell>
              <table:table-cell office:value-type="float" office:value="4.95575221238938">
                <text:p>4.9557522123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77263581488934">
                <text:p>3.77263581488934</text:p>
              </table:table-cell>
              <table:table-cell office:value-type="float" office:value="10">
                <text:p>10</text:p>
              </table:table-cell>
              <table:table-cell office:value-type="float" office:value="4.88656195462478">
                <text:p>4.88656195462478</text:p>
              </table:table-cell>
              <table:table-cell office:value-type="float" office:value="15">
                <text:p>15</text:p>
              </table:table-cell>
              <table:table-cell office:value-type="float" office:value="3.58208955223881">
                <text:p>3.582089552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84771573604061">
                <text:p>2.84771573604061</text:p>
              </table:table-cell>
              <table:table-cell office:value-type="float" office:value="15">
                <text:p>15</text:p>
              </table:table-cell>
              <table:table-cell office:value-type="float" office:value="3.6">
                <text:p>3.6</text:p>
              </table:table-cell>
              <table:table-cell office:value-type="float" office:value="20">
                <text:p>20</text:p>
              </table:table-cell>
              <table:table-cell office:value-type="float" office:value="2.73725490196078">
                <text:p>2.7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.26807228915663">
                <text:p>2.26807228915663</text:p>
              </table:table-cell>
              <table:table-cell office:value-type="float" office:value="20">
                <text:p>20</text:p>
              </table:table-cell>
              <table:table-cell office:value-type="float" office:value="2.72047244094488">
                <text:p>2.72047244094488</text:p>
              </table:table-cell>
              <table:table-cell office:value-type="float" office:value="25">
                <text:p>25</text:p>
              </table:table-cell>
              <table:table-cell office:value-type="float" office:value="2.16464891041162">
                <text:p>2.16464891041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85491071428571">
                <text:p>1.85491071428571</text:p>
              </table:table-cell>
              <table:table-cell office:value-type="float" office:value="25">
                <text:p>25</text:p>
              </table:table-cell>
              <table:table-cell office:value-type="float" office:value="2.13657407407407">
                <text:p>2.13657407407407</text:p>
              </table:table-cell>
              <table:table-cell office:value-type="float" office:value="30">
                <text:p>30</text:p>
              </table:table-cell>
              <table:table-cell office:value-type="float" office:value="1.73684210526316">
                <text:p>1.73684210526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16cm" svg:height="3.431cm" xlink:href=".." xlink:type="simple" chart:class="chart:scatter" chart:style-name="ch1">
        <chart:legend chart:legend-position="end" svg:x="3.37cm" svg:y="1.217cm" style:legend-expansion="high" chart:style-name="ch2"/>
        <chart:plot-area chart:style-name="ch3" table:cell-range-address="Sheet1.I385:Sheet1.I391 Sheet1.S389:Sheet1.S389 Sheet1.K385:Sheet1.K391" chart:data-source-has-labels="row" svg:x="0.122cm" svg:y="0.068cm" svg:width="3.126cm" svg:height="3.295cm">
          <chart:coordinate-region svg:x="0.849cm" svg:y="0.267cm" svg:width="2.212cm" svg:height="2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85:Sheet1.K391" chart:label-cell-address="Sheet1.S389:Sheet1.S389" chart:class="chart:scatter">
            <chart:domain table:cell-range-address="Sheet1.I385:Sheet1.I39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rag Flat Plate</text:p>
                <draw:g>
                  <svg:desc>Sheet1.S389:Sheet1.S3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0.00963">
                <text:p>0.00963</text:p>
                <draw:g>
                  <svg:desc>Sheet1.K385:Sheet1.K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81cm" xlink:href=".." xlink:type="simple" chart:class="chart:scatter" chart:style-name="ch1">
        <chart:legend chart:legend-position="end" svg:x="12.069cm" svg:y="4.191cm" style:legend-expansion="high" chart:style-name="ch2"/>
        <chart:plot-area chart:style-name="ch3" table:cell-range-address="Sheet1.I385:Sheet1.I391 Sheet1.S390:Sheet1.S390 Sheet1.L385:Sheet1.L391" chart:data-source-has-labels="row" svg:x="0.32cm" svg:y="0.179cm" svg:width="11.429cm" svg:height="8.623cm">
          <chart:coordinate-region svg:x="0.756cm" svg:y="0.379cm" svg:width="10.80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385:Sheet1.L391" chart:label-cell-address="Sheet1.S390:Sheet1.S390" chart:class="chart:scatter">
            <chart:domain table:cell-range-address="Sheet1.I385:Sheet1.I39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/CD Flat Plate</text:p>
                <draw:g>
                  <svg:desc>Sheet1.S390:Sheet1.S3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1.86915887850467">
                <text:p>1.86915887850467</text:p>
                <draw:g>
                  <svg:desc>Sheet1.L385:Sheet1.L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74712643678161">
                <text:p>5.7471264367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88656195462478">
                <text:p>4.88656195462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72047244094488">
                <text:p>2.72047244094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13657407407407">
                <text:p>2.1365740740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73333333333333">
                <text:p>1.7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Z382:Sheet1.AA580" svg:x="0.32cm" svg:y="0.18cm" svg:width="12.27cm" svg:height="8.64cm">
          <chart:coordinate-region svg:x="1.047cm" svg:y="0.379cm" svg:width="11.1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A382:Sheet1.AA580" chart:class="chart:scatter">
            <chart:domain table:cell-range-address="Sheet1.Z382:Sheet1.Z58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Z382:Sheet1.Z580</svg:desc>
                </draw:g>
              </table:table-cell>
              <table:table-cell office:value-type="float" office:value="0.0359">
                <text:p>0.0359</text:p>
                <draw:g>
                  <svg:desc>Sheet1.AA382:Sheet1.AA5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117699273">
                <text:p>0.117699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6156067">
                <text:p>0.16156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207638815">
                <text:p>0.207638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254864961">
                <text:p>0.25486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301306546">
                <text:p>0.301306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345954359">
                <text:p>0.345954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">
                <text:p>225</text:p>
              </table:table-cell>
              <table:table-cell office:value-type="float" office:value="0.388514191">
                <text:p>0.388514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427582741">
                <text:p>0.427582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">
                <text:p>275</text:p>
              </table:table-cell>
              <table:table-cell office:value-type="float" office:value="0.463031352">
                <text:p>0.463031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495900601">
                <text:p>0.49590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0.5281443">
                <text:p>0.5281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0.560640514">
                <text:p>0.560640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">
                <text:p>375</text:p>
              </table:table-cell>
              <table:table-cell office:value-type="float" office:value="0.592874587">
                <text:p>0.592874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623625517">
                <text:p>0.623625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0.651737511">
                <text:p>0.651737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  <table:table-cell office:value-type="float" office:value="0.675212324">
                <text:p>0.675212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">
                <text:p>475</text:p>
              </table:table-cell>
              <table:table-cell office:value-type="float" office:value="0.692920208">
                <text:p>0.692920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706686556">
                <text:p>0.706686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0.719383955">
                <text:p>0.719383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">
                <text:p>550</text:p>
              </table:table-cell>
              <table:table-cell office:value-type="float" office:value="0.731716692">
                <text:p>0.731716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">
                <text:p>575</text:p>
              </table:table-cell>
              <table:table-cell office:value-type="float" office:value="0.741835892">
                <text:p>0.741835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47858763">
                <text:p>0.747858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">
                <text:p>625</text:p>
              </table:table-cell>
              <table:table-cell office:value-type="float" office:value="0.749878585">
                <text:p>0.749878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0.75026983">
                <text:p>0.75026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">
                <text:p>675</text:p>
              </table:table-cell>
              <table:table-cell office:value-type="float" office:value="0.751128972">
                <text:p>0.75112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  <table:table-cell office:value-type="float" office:value="0.751718879">
                <text:p>0.751718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">
                <text:p>725</text:p>
              </table:table-cell>
              <table:table-cell office:value-type="float" office:value="0.75037843">
                <text:p>0.75037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">
                <text:p>750</text:p>
              </table:table-cell>
              <table:table-cell office:value-type="float" office:value="0.746875942">
                <text:p>0.746875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">
                <text:p>775</text:p>
              </table:table-cell>
              <table:table-cell office:value-type="float" office:value="0.74284476">
                <text:p>0.74284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">
                <text:p>800</text:p>
              </table:table-cell>
              <table:table-cell office:value-type="float" office:value="0.739673674">
                <text:p>0.739673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">
                <text:p>825</text:p>
              </table:table-cell>
              <table:table-cell office:value-type="float" office:value="0.737181008">
                <text:p>0.737181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">
                <text:p>850</text:p>
              </table:table-cell>
              <table:table-cell office:value-type="float" office:value="0.73377341">
                <text:p>0.73377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">
                <text:p>875</text:p>
              </table:table-cell>
              <table:table-cell office:value-type="float" office:value="0.728904963">
                <text:p>0.728904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72329694">
                <text:p>0.7232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">
                <text:p>925</text:p>
              </table:table-cell>
              <table:table-cell office:value-type="float" office:value="0.718239486">
                <text:p>0.718239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">
                <text:p>950</text:p>
              </table:table-cell>
              <table:table-cell office:value-type="float" office:value="0.713849962">
                <text:p>0.71384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">
                <text:p>975</text:p>
              </table:table-cell>
              <table:table-cell office:value-type="float" office:value="0.709709525">
                <text:p>0.709709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0.705054998">
                <text:p>0.705054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">
                <text:p>1025</text:p>
              </table:table-cell>
              <table:table-cell office:value-type="float" office:value="0.700019956">
                <text:p>0.700019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0">
                <text:p>1050</text:p>
              </table:table-cell>
              <table:table-cell office:value-type="float" office:value="0.695147216">
                <text:p>0.695147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5">
                <text:p>1075</text:p>
              </table:table-cell>
              <table:table-cell office:value-type="float" office:value="0.690674901">
                <text:p>0.690674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0">
                <text:p>1100</text:p>
              </table:table-cell>
              <table:table-cell office:value-type="float" office:value="0.686271966">
                <text:p>0.686271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0.68171984">
                <text:p>0.68171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0">
                <text:p>1150</text:p>
              </table:table-cell>
              <table:table-cell office:value-type="float" office:value="0.676626086">
                <text:p>0.676626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5">
                <text:p>1175</text:p>
              </table:table-cell>
              <table:table-cell office:value-type="float" office:value="0.671699762">
                <text:p>0.671699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0.667190194">
                <text:p>0.667190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5">
                <text:p>1225</text:p>
              </table:table-cell>
              <table:table-cell office:value-type="float" office:value="0.663011312">
                <text:p>0.663011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0">
                <text:p>1250</text:p>
              </table:table-cell>
              <table:table-cell office:value-type="float" office:value="0.658937335">
                <text:p>0.658937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5">
                <text:p>1275</text:p>
              </table:table-cell>
              <table:table-cell office:value-type="float" office:value="0.654519081">
                <text:p>0.654519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0">
                <text:p>1300</text:p>
              </table:table-cell>
              <table:table-cell office:value-type="float" office:value="0.650264263">
                <text:p>0.650264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5">
                <text:p>1325</text:p>
              </table:table-cell>
              <table:table-cell office:value-type="float" office:value="0.646417856">
                <text:p>0.646417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0">
                <text:p>1350</text:p>
              </table:table-cell>
              <table:table-cell office:value-type="float" office:value="0.643150091">
                <text:p>0.643150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5">
                <text:p>1375</text:p>
              </table:table-cell>
              <table:table-cell office:value-type="float" office:value="0.640129447">
                <text:p>0.640129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0.637264609">
                <text:p>0.6372646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5">
                <text:p>1425</text:p>
              </table:table-cell>
              <table:table-cell office:value-type="float" office:value="0.634506166">
                <text:p>0.634506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0">
                <text:p>1450</text:p>
              </table:table-cell>
              <table:table-cell office:value-type="float" office:value="0.632066667">
                <text:p>0.6320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5">
                <text:p>1475</text:p>
              </table:table-cell>
              <table:table-cell office:value-type="float" office:value="0.63031739">
                <text:p>0.63031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0.628621757">
                <text:p>0.628621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5">
                <text:p>1525</text:p>
              </table:table-cell>
              <table:table-cell office:value-type="float" office:value="0.626937807">
                <text:p>0.626937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0">
                <text:p>1550</text:p>
              </table:table-cell>
              <table:table-cell office:value-type="float" office:value="0.625053465">
                <text:p>0.625053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5">
                <text:p>1575</text:p>
              </table:table-cell>
              <table:table-cell office:value-type="float" office:value="0.623274326">
                <text:p>0.623274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0">
                <text:p>1600</text:p>
              </table:table-cell>
              <table:table-cell office:value-type="float" office:value="0.622057557">
                <text:p>0.622057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">
                <text:p>1625</text:p>
              </table:table-cell>
              <table:table-cell office:value-type="float" office:value="0.620800495">
                <text:p>0.620800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0">
                <text:p>1650</text:p>
              </table:table-cell>
              <table:table-cell office:value-type="float" office:value="0.619570494">
                <text:p>0.619570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5">
                <text:p>1675</text:p>
              </table:table-cell>
              <table:table-cell office:value-type="float" office:value="0.618178129">
                <text:p>0.618178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0">
                <text:p>1700</text:p>
              </table:table-cell>
              <table:table-cell office:value-type="float" office:value="0.616895735">
                <text:p>0.616895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5">
                <text:p>1725</text:p>
              </table:table-cell>
              <table:table-cell office:value-type="float" office:value="0.61573559">
                <text:p>0.61573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0">
                <text:p>1750</text:p>
              </table:table-cell>
              <table:table-cell office:value-type="float" office:value="0.615082622">
                <text:p>0.615082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5">
                <text:p>1775</text:p>
              </table:table-cell>
              <table:table-cell office:value-type="float" office:value="0.614153504">
                <text:p>0.614153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0">
                <text:p>1800</text:p>
              </table:table-cell>
              <table:table-cell office:value-type="float" office:value="0.613271832">
                <text:p>0.613271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5">
                <text:p>1825</text:p>
              </table:table-cell>
              <table:table-cell office:value-type="float" office:value="0.612019181">
                <text:p>0.6120191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0">
                <text:p>1850</text:p>
              </table:table-cell>
              <table:table-cell office:value-type="float" office:value="0.611444414">
                <text:p>0.611444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5">
                <text:p>1875</text:p>
              </table:table-cell>
              <table:table-cell office:value-type="float" office:value="0.610885262">
                <text:p>0.610885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00">
                <text:p>1900</text:p>
              </table:table-cell>
              <table:table-cell office:value-type="float" office:value="0.61026603">
                <text:p>0.61026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5">
                <text:p>1925</text:p>
              </table:table-cell>
              <table:table-cell office:value-type="float" office:value="0.609324872">
                <text:p>0.60932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0">
                <text:p>1950</text:p>
              </table:table-cell>
              <table:table-cell office:value-type="float" office:value="0.608776748">
                <text:p>0.60877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5">
                <text:p>1975</text:p>
              </table:table-cell>
              <table:table-cell office:value-type="float" office:value="0.608479083">
                <text:p>0.608479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0.608276069">
                <text:p>0.608276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5">
                <text:p>2025</text:p>
              </table:table-cell>
              <table:table-cell office:value-type="float" office:value="0.608425796">
                <text:p>0.608425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0">
                <text:p>2050</text:p>
              </table:table-cell>
              <table:table-cell office:value-type="float" office:value="0.608697534">
                <text:p>0.60869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5">
                <text:p>2075</text:p>
              </table:table-cell>
              <table:table-cell office:value-type="float" office:value="0.609294891">
                <text:p>0.609294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0">
                <text:p>2100</text:p>
              </table:table-cell>
              <table:table-cell office:value-type="float" office:value="0.610378623">
                <text:p>0.610378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5">
                <text:p>2125</text:p>
              </table:table-cell>
              <table:table-cell office:value-type="float" office:value="0.612050891">
                <text:p>0.612050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">
                <text:p>2150</text:p>
              </table:table-cell>
              <table:table-cell office:value-type="float" office:value="0.614164352">
                <text:p>0.614164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5">
                <text:p>2175</text:p>
              </table:table-cell>
              <table:table-cell office:value-type="float" office:value="0.616869748">
                <text:p>0.616869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00">
                <text:p>2200</text:p>
              </table:table-cell>
              <table:table-cell office:value-type="float" office:value="0.620187879">
                <text:p>0.620187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25">
                <text:p>2225</text:p>
              </table:table-cell>
              <table:table-cell office:value-type="float" office:value="0.624521673">
                <text:p>0.624521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50">
                <text:p>2250</text:p>
              </table:table-cell>
              <table:table-cell office:value-type="float" office:value="0.629630446">
                <text:p>0.629630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5">
                <text:p>2275</text:p>
              </table:table-cell>
              <table:table-cell office:value-type="float" office:value="0.63552916">
                <text:p>0.63552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0">
                <text:p>2300</text:p>
              </table:table-cell>
              <table:table-cell office:value-type="float" office:value="0.642123938">
                <text:p>0.6421239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5">
                <text:p>2325</text:p>
              </table:table-cell>
              <table:table-cell office:value-type="float" office:value="0.649472296">
                <text:p>0.649472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50">
                <text:p>2350</text:p>
              </table:table-cell>
              <table:table-cell office:value-type="float" office:value="0.657812536">
                <text:p>0.657812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5">
                <text:p>2375</text:p>
              </table:table-cell>
              <table:table-cell office:value-type="float" office:value="0.666773975">
                <text:p>0.666773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0.676182151">
                <text:p>0.676182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5">
                <text:p>2425</text:p>
              </table:table-cell>
              <table:table-cell office:value-type="float" office:value="0.685828269">
                <text:p>0.68582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0">
                <text:p>2450</text:p>
              </table:table-cell>
              <table:table-cell office:value-type="float" office:value="0.695958436">
                <text:p>0.695958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75">
                <text:p>2475</text:p>
              </table:table-cell>
              <table:table-cell office:value-type="float" office:value="0.706464529">
                <text:p>0.706464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0.717176139">
                <text:p>0.717176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5">
                <text:p>2525</text:p>
              </table:table-cell>
              <table:table-cell office:value-type="float" office:value="0.727732897">
                <text:p>0.727732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">
                <text:p>2550</text:p>
              </table:table-cell>
              <table:table-cell office:value-type="float" office:value="0.738409758">
                <text:p>0.738409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5">
                <text:p>2575</text:p>
              </table:table-cell>
              <table:table-cell office:value-type="float" office:value="0.749071121">
                <text:p>0.7490711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00">
                <text:p>2600</text:p>
              </table:table-cell>
              <table:table-cell office:value-type="float" office:value="0.759511709">
                <text:p>0.759511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25">
                <text:p>2625</text:p>
              </table:table-cell>
              <table:table-cell office:value-type="float" office:value="0.769832015">
                <text:p>0.769832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50">
                <text:p>2650</text:p>
              </table:table-cell>
              <table:table-cell office:value-type="float" office:value="0.779411316">
                <text:p>0.779411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75">
                <text:p>2675</text:p>
              </table:table-cell>
              <table:table-cell office:value-type="float" office:value="0.788732708">
                <text:p>0.788732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0">
                <text:p>2700</text:p>
              </table:table-cell>
              <table:table-cell office:value-type="float" office:value="0.797575176">
                <text:p>0.79757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25">
                <text:p>2725</text:p>
              </table:table-cell>
              <table:table-cell office:value-type="float" office:value="0.806168675">
                <text:p>0.806168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0">
                <text:p>2750</text:p>
              </table:table-cell>
              <table:table-cell office:value-type="float" office:value="0.813839376">
                <text:p>0.8138393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75">
                <text:p>2775</text:p>
              </table:table-cell>
              <table:table-cell office:value-type="float" office:value="0.821158946">
                <text:p>0.821158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00">
                <text:p>2800</text:p>
              </table:table-cell>
              <table:table-cell office:value-type="float" office:value="0.827669144">
                <text:p>0.827669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5">
                <text:p>2825</text:p>
              </table:table-cell>
              <table:table-cell office:value-type="float" office:value="0.833507597">
                <text:p>0.8335075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50">
                <text:p>2850</text:p>
              </table:table-cell>
              <table:table-cell office:value-type="float" office:value="0.839078367">
                <text:p>0.839078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5">
                <text:p>2875</text:p>
              </table:table-cell>
              <table:table-cell office:value-type="float" office:value="0.843756795">
                <text:p>0.843756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00">
                <text:p>2900</text:p>
              </table:table-cell>
              <table:table-cell office:value-type="float" office:value="0.847682595">
                <text:p>0.847682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25">
                <text:p>2925</text:p>
              </table:table-cell>
              <table:table-cell office:value-type="float" office:value="0.850844443">
                <text:p>0.850844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50">
                <text:p>2950</text:p>
              </table:table-cell>
              <table:table-cell office:value-type="float" office:value="0.853637218">
                <text:p>0.853637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75">
                <text:p>2975</text:p>
              </table:table-cell>
              <table:table-cell office:value-type="float" office:value="0.855973959">
                <text:p>0.855973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0">
                <text:p>3000</text:p>
              </table:table-cell>
              <table:table-cell office:value-type="float" office:value="0.857759714">
                <text:p>0.857759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5">
                <text:p>3025</text:p>
              </table:table-cell>
              <table:table-cell office:value-type="float" office:value="0.859283447">
                <text:p>0.859283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50">
                <text:p>3050</text:p>
              </table:table-cell>
              <table:table-cell office:value-type="float" office:value="0.860414088">
                <text:p>0.8604140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75">
                <text:p>3075</text:p>
              </table:table-cell>
              <table:table-cell office:value-type="float" office:value="0.861363292">
                <text:p>0.861363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0">
                <text:p>3100</text:p>
              </table:table-cell>
              <table:table-cell office:value-type="float" office:value="0.862388611">
                <text:p>0.862388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25">
                <text:p>3125</text:p>
              </table:table-cell>
              <table:table-cell office:value-type="float" office:value="0.863267899">
                <text:p>0.8632678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50">
                <text:p>3150</text:p>
              </table:table-cell>
              <table:table-cell office:value-type="float" office:value="0.863949597">
                <text:p>0.863949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">
                <text:p>3175</text:p>
              </table:table-cell>
              <table:table-cell office:value-type="float" office:value="0.86506182">
                <text:p>0.86506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0">
                <text:p>3200</text:p>
              </table:table-cell>
              <table:table-cell office:value-type="float" office:value="0.86590457">
                <text:p>0.86590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5">
                <text:p>3225</text:p>
              </table:table-cell>
              <table:table-cell office:value-type="float" office:value="0.867109179">
                <text:p>0.867109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50">
                <text:p>3250</text:p>
              </table:table-cell>
              <table:table-cell office:value-type="float" office:value="0.868669331">
                <text:p>0.868669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75">
                <text:p>3275</text:p>
              </table:table-cell>
              <table:table-cell office:value-type="float" office:value="0.870152891">
                <text:p>0.870152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">
                <text:p>3300</text:p>
              </table:table-cell>
              <table:table-cell office:value-type="float" office:value="0.872142613">
                <text:p>0.872142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5">
                <text:p>3325</text:p>
              </table:table-cell>
              <table:table-cell office:value-type="float" office:value="0.873869359">
                <text:p>0.8738693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0">
                <text:p>3350</text:p>
              </table:table-cell>
              <table:table-cell office:value-type="float" office:value="0.87602073">
                <text:p>0.87602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5">
                <text:p>3375</text:p>
              </table:table-cell>
              <table:table-cell office:value-type="float" office:value="0.878626883">
                <text:p>0.878626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0">
                <text:p>3400</text:p>
              </table:table-cell>
              <table:table-cell office:value-type="float" office:value="0.881197155">
                <text:p>0.881197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25">
                <text:p>3425</text:p>
              </table:table-cell>
              <table:table-cell office:value-type="float" office:value="0.883818209">
                <text:p>0.883818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50">
                <text:p>3450</text:p>
              </table:table-cell>
              <table:table-cell office:value-type="float" office:value="0.886433244">
                <text:p>0.886433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75">
                <text:p>3475</text:p>
              </table:table-cell>
              <table:table-cell office:value-type="float" office:value="0.889109075">
                <text:p>0.889109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00">
                <text:p>3500</text:p>
              </table:table-cell>
              <table:table-cell office:value-type="float" office:value="0.891863465">
                <text:p>0.891863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25">
                <text:p>3525</text:p>
              </table:table-cell>
              <table:table-cell office:value-type="float" office:value="0.894519031">
                <text:p>0.89451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50">
                <text:p>3550</text:p>
              </table:table-cell>
              <table:table-cell office:value-type="float" office:value="0.897124767">
                <text:p>0.897124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5">
                <text:p>3575</text:p>
              </table:table-cell>
              <table:table-cell office:value-type="float" office:value="0.899607837">
                <text:p>0.899607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00">
                <text:p>3600</text:p>
              </table:table-cell>
              <table:table-cell office:value-type="float" office:value="0.902057469">
                <text:p>0.902057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25">
                <text:p>3625</text:p>
              </table:table-cell>
              <table:table-cell office:value-type="float" office:value="0.904599667">
                <text:p>0.904599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50">
                <text:p>3650</text:p>
              </table:table-cell>
              <table:table-cell office:value-type="float" office:value="0.906873822">
                <text:p>0.906873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75">
                <text:p>3675</text:p>
              </table:table-cell>
              <table:table-cell office:value-type="float" office:value="0.908973098">
                <text:p>0.908973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00">
                <text:p>3700</text:p>
              </table:table-cell>
              <table:table-cell office:value-type="float" office:value="0.910857618">
                <text:p>0.9108576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25">
                <text:p>3725</text:p>
              </table:table-cell>
              <table:table-cell office:value-type="float" office:value="0.912927687">
                <text:p>0.912927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0">
                <text:p>3750</text:p>
              </table:table-cell>
              <table:table-cell office:value-type="float" office:value="0.914839864">
                <text:p>0.914839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75">
                <text:p>3775</text:p>
              </table:table-cell>
              <table:table-cell office:value-type="float" office:value="0.916476727">
                <text:p>0.916476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00">
                <text:p>3800</text:p>
              </table:table-cell>
              <table:table-cell office:value-type="float" office:value="0.918213844">
                <text:p>0.918213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25">
                <text:p>3825</text:p>
              </table:table-cell>
              <table:table-cell office:value-type="float" office:value="0.91979301">
                <text:p>0.919793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50">
                <text:p>3850</text:p>
              </table:table-cell>
              <table:table-cell office:value-type="float" office:value="0.921221435">
                <text:p>0.921221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75">
                <text:p>3875</text:p>
              </table:table-cell>
              <table:table-cell office:value-type="float" office:value="0.922636509">
                <text:p>0.922636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0">
                <text:p>3900</text:p>
              </table:table-cell>
              <table:table-cell office:value-type="float" office:value="0.924049079">
                <text:p>0.924049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5">
                <text:p>3925</text:p>
              </table:table-cell>
              <table:table-cell office:value-type="float" office:value="0.925132096">
                <text:p>0.9251320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0.926272213">
                <text:p>0.926272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75">
                <text:p>3975</text:p>
              </table:table-cell>
              <table:table-cell office:value-type="float" office:value="0.927352726">
                <text:p>0.927352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">
                <text:p>4000</text:p>
              </table:table-cell>
              <table:table-cell office:value-type="float" office:value="0.928135097">
                <text:p>0.928135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25">
                <text:p>4025</text:p>
              </table:table-cell>
              <table:table-cell office:value-type="float" office:value="0.929087341">
                <text:p>0.929087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50">
                <text:p>4050</text:p>
              </table:table-cell>
              <table:table-cell office:value-type="float" office:value="0.929964006">
                <text:p>0.929964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75">
                <text:p>4075</text:p>
              </table:table-cell>
              <table:table-cell office:value-type="float" office:value="0.930661261">
                <text:p>0.9306612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00">
                <text:p>4100</text:p>
              </table:table-cell>
              <table:table-cell office:value-type="float" office:value="0.93132174">
                <text:p>0.93132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25">
                <text:p>4125</text:p>
              </table:table-cell>
              <table:table-cell office:value-type="float" office:value="0.931975007">
                <text:p>0.931975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50">
                <text:p>4150</text:p>
              </table:table-cell>
              <table:table-cell office:value-type="float" office:value="0.932496071">
                <text:p>0.932496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75">
                <text:p>4175</text:p>
              </table:table-cell>
              <table:table-cell office:value-type="float" office:value="0.932823479">
                <text:p>0.9328234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00">
                <text:p>4200</text:p>
              </table:table-cell>
              <table:table-cell office:value-type="float" office:value="0.933296204">
                <text:p>0.933296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25">
                <text:p>4225</text:p>
              </table:table-cell>
              <table:table-cell office:value-type="float" office:value="0.933802545">
                <text:p>0.933802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50">
                <text:p>4250</text:p>
              </table:table-cell>
              <table:table-cell office:value-type="float" office:value="0.934262514">
                <text:p>0.934262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75">
                <text:p>4275</text:p>
              </table:table-cell>
              <table:table-cell office:value-type="float" office:value="0.93449533">
                <text:p>0.934495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0">
                <text:p>4300</text:p>
              </table:table-cell>
              <table:table-cell office:value-type="float" office:value="0.934695244">
                <text:p>0.934695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25">
                <text:p>4325</text:p>
              </table:table-cell>
              <table:table-cell office:value-type="float" office:value="0.934982419">
                <text:p>0.934982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50">
                <text:p>4350</text:p>
              </table:table-cell>
              <table:table-cell office:value-type="float" office:value="0.935248852">
                <text:p>0.935248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75">
                <text:p>4375</text:p>
              </table:table-cell>
              <table:table-cell office:value-type="float" office:value="0.935434401">
                <text:p>0.9354344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00">
                <text:p>4400</text:p>
              </table:table-cell>
              <table:table-cell office:value-type="float" office:value="0.935537398">
                <text:p>0.9355373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5">
                <text:p>4425</text:p>
              </table:table-cell>
              <table:table-cell office:value-type="float" office:value="0.935767949">
                <text:p>0.935767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50">
                <text:p>4450</text:p>
              </table:table-cell>
              <table:table-cell office:value-type="float" office:value="0.935850382">
                <text:p>0.9358503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75">
                <text:p>4475</text:p>
              </table:table-cell>
              <table:table-cell office:value-type="float" office:value="0.935949802">
                <text:p>0.935949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00">
                <text:p>4500</text:p>
              </table:table-cell>
              <table:table-cell office:value-type="float" office:value="0.935913861">
                <text:p>0.9359138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25">
                <text:p>4525</text:p>
              </table:table-cell>
              <table:table-cell office:value-type="float" office:value="0.935877323">
                <text:p>0.935877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50">
                <text:p>4550</text:p>
              </table:table-cell>
              <table:table-cell office:value-type="float" office:value="0.936027765">
                <text:p>0.936027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75">
                <text:p>4575</text:p>
              </table:table-cell>
              <table:table-cell office:value-type="float" office:value="0.93582809">
                <text:p>0.93582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0">
                <text:p>4600</text:p>
              </table:table-cell>
              <table:table-cell office:value-type="float" office:value="0.935866833">
                <text:p>0.9358668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5">
                <text:p>4625</text:p>
              </table:table-cell>
              <table:table-cell office:value-type="float" office:value="0.935941041">
                <text:p>0.935941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50">
                <text:p>4650</text:p>
              </table:table-cell>
              <table:table-cell office:value-type="float" office:value="0.935949683">
                <text:p>0.9359496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75">
                <text:p>4675</text:p>
              </table:table-cell>
              <table:table-cell office:value-type="float" office:value="0.935890257">
                <text:p>0.9358902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00">
                <text:p>4700</text:p>
              </table:table-cell>
              <table:table-cell office:value-type="float" office:value="0.9359231">
                <text:p>0.9359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25">
                <text:p>4725</text:p>
              </table:table-cell>
              <table:table-cell office:value-type="float" office:value="0.936004817">
                <text:p>0.9360048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50">
                <text:p>4750</text:p>
              </table:table-cell>
              <table:table-cell office:value-type="float" office:value="0.935927868">
                <text:p>0.9359278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75">
                <text:p>4775</text:p>
              </table:table-cell>
              <table:table-cell office:value-type="float" office:value="0.935969412">
                <text:p>0.935969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00">
                <text:p>4800</text:p>
              </table:table-cell>
              <table:table-cell office:value-type="float" office:value="0.93581152">
                <text:p>0.93581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25">
                <text:p>4825</text:p>
              </table:table-cell>
              <table:table-cell office:value-type="float" office:value="0.935982108">
                <text:p>0.935982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50">
                <text:p>4850</text:p>
              </table:table-cell>
              <table:table-cell office:value-type="float" office:value="0.935864866">
                <text:p>0.93586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75">
                <text:p>4875</text:p>
              </table:table-cell>
              <table:table-cell office:value-type="float" office:value="0.935875356">
                <text:p>0.935875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00">
                <text:p>4900</text:p>
              </table:table-cell>
              <table:table-cell office:value-type="float" office:value="0.935923517">
                <text:p>0.935923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25">
                <text:p>4925</text:p>
              </table:table-cell>
              <table:table-cell office:value-type="float" office:value="0.936024129">
                <text:p>0.936024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50">
                <text:p>4950</text:p>
              </table:table-cell>
              <table:table-cell office:value-type="float" office:value="0.936083078">
                <text:p>0.936083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75">
                <text:p>4975</text:p>
              </table:table-cell>
              <table:table-cell office:value-type="float" office:value="0.93613869">
                <text:p>0.936138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93cm" svg:height="3.596cm" xlink:href=".." xlink:type="simple" chart:class="chart:scatter" chart:style-name="ch1">
        <chart:legend chart:legend-position="end" svg:x="3.7cm" svg:y="1.499cm" style:legend-expansion="high" chart:style-name="ch2"/>
        <chart:plot-area chart:style-name="ch3" table:cell-range-address="Sheet1.T407:Sheet1.U412 Sheet1.T405:Sheet1.T405" chart:data-source-has-labels="row" svg:x="0.127cm" svg:y="0.071cm" svg:width="3.446cm" svg:height="3.454cm">
          <chart:coordinate-region svg:x="0.854cm" svg:y="0.27cm" svg:width="2.532cm" svg:height="2.6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407:Sheet1.U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0.103">
                <text:p>0.103</text:p>
                <draw:g>
                  <svg:desc>Sheet1.U407:Sheet1.U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24">
                <text:p>0.9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